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5.59mm"/>
    </style:style>
    <style:style style:name="co6" style:family="table-column">
      <style:table-column-properties fo:break-before="auto" style:column-width="37.02mm"/>
    </style:style>
    <style:style style:name="co7" style:family="table-column">
      <style:table-column-properties fo:break-before="auto" style:column-width="26.41mm"/>
    </style:style>
    <style:style style:name="co8" style:family="table-column">
      <style:table-column-properties fo:break-before="auto" style:column-width="48.19mm"/>
    </style:style>
    <style:style style:name="co9" style:family="table-column">
      <style:table-column-properties fo:break-before="auto" style:column-width="30.22mm"/>
    </style:style>
    <style:style style:name="co10" style:family="table-column">
      <style:table-column-properties fo:break-before="auto" style:column-width="31.31mm"/>
    </style:style>
    <style:style style:name="co11" style:family="table-column">
      <style:table-column-properties fo:break-before="auto" style:column-width="29.4mm"/>
    </style:style>
    <style:style style:name="co12" style:family="table-column">
      <style:table-column-properties fo:break-before="auto" style:column-width="31.86mm"/>
    </style:style>
    <style:style style:name="co13" style:family="table-column">
      <style:table-column-properties fo:break-before="auto" style:column-width="33.21mm"/>
    </style:style>
    <style:style style:name="co14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ucursa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irección</text:p>
          </table:table-cell>
          <table:table-cell office:value-type="string" calcext:value-type="string">
            <text:p>Barrio</text:p>
          </table:table-cell>
          <table:table-cell office:value-type="string" calcext:value-type="string">
            <text:p>Gerent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NCATENATE(&quot;Sucursal_&quot;;&quot;1&quot;)" office:value-type="string" office:string-value="Sucursal_1" calcext:value-type="string">
            <text:p>Sucursal_1</text:p>
          </table:table-cell>
          <table:table-cell table:formula="of:=CONCATENATE(IF(RANDBETWEEN(1;2);&quot;Carrera&quot;;&quot;Calle&quot;);&quot;_&quot;;RANDBETWEEN(1;200);&quot;#&quot;;RANDBETWEEN(1;200))" office:value-type="string" office:string-value="Carrera_84#96" calcext:value-type="string">
            <text:p>Carrera_84#96</text:p>
          </table:table-cell>
          <table:table-cell table:formula="of:=CONCATENATE(&quot;Barrio_&quot;;RANDBETWEEN(1;20))" office:value-type="string" office:string-value="Barrio_5" calcext:value-type="string">
            <text:p>Barrio_5</text:p>
          </table:table-cell>
          <table:table-cell table:formula="of:=RANDBETWEEN(1;30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NCATENATE(&quot;Sucursal_&quot;;&quot;2&quot;)" office:value-type="string" office:string-value="Sucursal_2" calcext:value-type="string">
            <text:p>Sucursal_2</text:p>
          </table:table-cell>
          <table:table-cell table:formula="of:=CONCATENATE(IF(RANDBETWEEN(1;2);&quot;Carrera&quot;;&quot;Calle&quot;);&quot;_&quot;;RANDBETWEEN(1;200);&quot;#&quot;;RANDBETWEEN(1;200))" office:value-type="string" office:string-value="Carrera_99#132" calcext:value-type="string">
            <text:p>Carrera_99#132</text:p>
          </table:table-cell>
          <table:table-cell table:formula="of:=CONCATENATE(&quot;Barrio_&quot;;RANDBETWEEN(1;20))" office:value-type="string" office:string-value="Barrio_14" calcext:value-type="string">
            <text:p>Barrio_14</text:p>
          </table:table-cell>
          <table:table-cell table:formula="of:=RANDBETWEEN(1;30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NCATENATE(&quot;Sucursal_&quot;;&quot;3&quot;)" office:value-type="string" office:string-value="Sucursal_3" calcext:value-type="string">
            <text:p>Sucursal_3</text:p>
          </table:table-cell>
          <table:table-cell table:formula="of:=CONCATENATE(IF(RANDBETWEEN(1;2);&quot;Carrera&quot;;&quot;Calle&quot;);&quot;_&quot;;RANDBETWEEN(1;200);&quot;#&quot;;RANDBETWEEN(1;200))" office:value-type="string" office:string-value="Carrera_194#115" calcext:value-type="string">
            <text:p>Carrera_194#115</text:p>
          </table:table-cell>
          <table:table-cell table:formula="of:=CONCATENATE(&quot;Barrio_&quot;;RANDBETWEEN(1;20))" office:value-type="string" office:string-value="Barrio_2" calcext:value-type="string">
            <text:p>Barrio_2</text:p>
          </table:table-cell>
          <table:table-cell table:formula="of:=RANDBETWEEN(1;30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NCATENATE(&quot;Sucursal_&quot;;&quot;4&quot;)" office:value-type="string" office:string-value="Sucursal_4" calcext:value-type="string">
            <text:p>Sucursal_4</text:p>
          </table:table-cell>
          <table:table-cell table:formula="of:=CONCATENATE(IF(RANDBETWEEN(1;2);&quot;Carrera&quot;;&quot;Calle&quot;);&quot;_&quot;;RANDBETWEEN(1;200);&quot;#&quot;;RANDBETWEEN(1;200))" office:value-type="string" office:string-value="Carrera_19#199" calcext:value-type="string">
            <text:p>Carrera_19#199</text:p>
          </table:table-cell>
          <table:table-cell table:formula="of:=CONCATENATE(&quot;Barrio_&quot;;RANDBETWEEN(1;20))" office:value-type="string" office:string-value="Barrio_12" calcext:value-type="string">
            <text:p>Barrio_12</text:p>
          </table:table-cell>
          <table:table-cell table:formula="of:=RANDBETWEEN(1;30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NCATENATE(&quot;Sucursal_&quot;;&quot;5&quot;)" office:value-type="string" office:string-value="Sucursal_5" calcext:value-type="string">
            <text:p>Sucursal_5</text:p>
          </table:table-cell>
          <table:table-cell table:formula="of:=CONCATENATE(IF(RANDBETWEEN(1;2);&quot;Carrera&quot;;&quot;Calle&quot;);&quot;_&quot;;RANDBETWEEN(1;200);&quot;#&quot;;RANDBETWEEN(1;200))" office:value-type="string" office:string-value="Carrera_182#178" calcext:value-type="string">
            <text:p>Carrera_182#178</text:p>
          </table:table-cell>
          <table:table-cell table:formula="of:=CONCATENATE(&quot;Barrio_&quot;;RANDBETWEEN(1;20))" office:value-type="string" office:string-value="Barrio_6" calcext:value-type="string">
            <text:p>Barrio_6</text:p>
          </table:table-cell>
          <table:table-cell table:formula="of:=RANDBETWEEN(1;3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NCATENATE(&quot;Sucursal_&quot;;&quot;6&quot;)" office:value-type="string" office:string-value="Sucursal_6" calcext:value-type="string">
            <text:p>Sucursal_6</text:p>
          </table:table-cell>
          <table:table-cell table:formula="of:=CONCATENATE(IF(RANDBETWEEN(1;2);&quot;Carrera&quot;;&quot;Calle&quot;);&quot;_&quot;;RANDBETWEEN(1;200);&quot;#&quot;;RANDBETWEEN(1;200))" office:value-type="string" office:string-value="Carrera_140#165" calcext:value-type="string">
            <text:p>Carrera_140#165</text:p>
          </table:table-cell>
          <table:table-cell table:formula="of:=CONCATENATE(&quot;Barrio_&quot;;RANDBETWEEN(1;20))" office:value-type="string" office:string-value="Barrio_12" calcext:value-type="string">
            <text:p>Barrio_12</text:p>
          </table:table-cell>
          <table:table-cell table:formula="of:=RANDBETWEEN(1;30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NCATENATE(&quot;Sucursal_&quot;;&quot;7&quot;)" office:value-type="string" office:string-value="Sucursal_7" calcext:value-type="string">
            <text:p>Sucursal_7</text:p>
          </table:table-cell>
          <table:table-cell table:formula="of:=CONCATENATE(IF(RANDBETWEEN(1;2);&quot;Carrera&quot;;&quot;Calle&quot;);&quot;_&quot;;RANDBETWEEN(1;200);&quot;#&quot;;RANDBETWEEN(1;200))" office:value-type="string" office:string-value="Carrera_165#116" calcext:value-type="string">
            <text:p>Carrera_165#116</text:p>
          </table:table-cell>
          <table:table-cell table:formula="of:=CONCATENATE(&quot;Barrio_&quot;;RANDBETWEEN(1;20))" office:value-type="string" office:string-value="Barrio_16" calcext:value-type="string">
            <text:p>Barrio_16</text:p>
          </table:table-cell>
          <table:table-cell table:formula="of:=RANDBETWEEN(1;30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NCATENATE(&quot;Sucursal_&quot;;&quot;8&quot;)" office:value-type="string" office:string-value="Sucursal_8" calcext:value-type="string">
            <text:p>Sucursal_8</text:p>
          </table:table-cell>
          <table:table-cell table:formula="of:=CONCATENATE(IF(RANDBETWEEN(1;2);&quot;Carrera&quot;;&quot;Calle&quot;);&quot;_&quot;;RANDBETWEEN(1;200);&quot;#&quot;;RANDBETWEEN(1;200))" office:value-type="string" office:string-value="Carrera_166#193" calcext:value-type="string">
            <text:p>Carrera_166#193</text:p>
          </table:table-cell>
          <table:table-cell table:formula="of:=CONCATENATE(&quot;Barrio_&quot;;RANDBETWEEN(1;20))" office:value-type="string" office:string-value="Barrio_14" calcext:value-type="string">
            <text:p>Barrio_14</text:p>
          </table:table-cell>
          <table:table-cell table:formula="of:=RANDBETWEEN(1;30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NCATENATE(&quot;Sucursal_&quot;;&quot;9&quot;)" office:value-type="string" office:string-value="Sucursal_9" calcext:value-type="string">
            <text:p>Sucursal_9</text:p>
          </table:table-cell>
          <table:table-cell table:formula="of:=CONCATENATE(IF(RANDBETWEEN(1;2);&quot;Carrera&quot;;&quot;Calle&quot;);&quot;_&quot;;RANDBETWEEN(1;200);&quot;#&quot;;RANDBETWEEN(1;200))" office:value-type="string" office:string-value="Carrera_66#147" calcext:value-type="string">
            <text:p>Carrera_66#147</text:p>
          </table:table-cell>
          <table:table-cell table:formula="of:=CONCATENATE(&quot;Barrio_&quot;;RANDBETWEEN(1;20))" office:value-type="string" office:string-value="Barrio_20" calcext:value-type="string">
            <text:p>Barrio_20</text:p>
          </table:table-cell>
          <table:table-cell table:formula="of:=RANDBETWEEN(1;30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&quot;Sucursal_&quot;;&quot;10&quot;)" office:value-type="string" office:string-value="Sucursal_10" calcext:value-type="string">
            <text:p>Sucursal_10</text:p>
          </table:table-cell>
          <table:table-cell table:formula="of:=CONCATENATE(IF(RANDBETWEEN(1;2);&quot;Carrera&quot;;&quot;Calle&quot;);&quot;_&quot;;RANDBETWEEN(1;200);&quot;#&quot;;RANDBETWEEN(1;200))" office:value-type="string" office:string-value="Carrera_7#175" calcext:value-type="string">
            <text:p>Carrera_7#175</text:p>
          </table:table-cell>
          <table:table-cell table:formula="of:=CONCATENATE(&quot;Barrio_&quot;;RANDBETWEEN(1;20))" office:value-type="string" office:string-value="Barrio_7" calcext:value-type="string">
            <text:p>Barrio_7</text:p>
          </table:table-cell>
          <table:table-cell table:formula="of:=RANDBETWEEN(1;30)" office:value-type="float" office:value="6" calcext:value-type="float">
            <text:p>6</text:p>
          </table:table-cell>
          <table:table-cell table:style-name="ce2"/>
        </table:table-row>
      </table:table>
      <table:table table:name="Empleados" table:style-name="ta1">
        <table:table-column table:style-name="co1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" table:default-cell-style-name="ce1"/>
        <table:table-column table:style-name="co13" table:default-cell-style-name="ce1"/>
        <table:table-column table:style-name="co1" table:number-columns-repeated="3" table:default-cell-style-name="ce1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Apellido</text:p>
          </table:table-cell>
          <table:table-cell table:style-name="ce3" office:value-type="string" calcext:value-type="string">
            <text:p>Tipo_identificación</text:p>
          </table:table-cell>
          <table:table-cell table:style-name="ce3" office:value-type="string" calcext:value-type="string">
            <text:p>Identificación</text:p>
          </table:table-cell>
          <table:table-cell table:style-name="ce3" office:value-type="string" calcext:value-type="string">
            <text:p>Sexo</text:p>
          </table:table-cell>
          <table:table-cell table:style-name="ce3" office:value-type="string" calcext:value-type="string">
            <text:p>Celular</text:p>
          </table:table-cell>
          <table:table-cell table:style-name="ce3" office:value-type="string" calcext:value-type="string">
            <text:p>Teléfono</text:p>
          </table:table-cell>
          <table:table-cell table:style-name="ce3" office:value-type="string" calcext:value-type="string">
            <text:p>Correo</text:p>
          </table:table-cell>
          <table:table-cell table:style-name="ce3" office:value-type="string" calcext:value-type="string">
            <text:p>Fecha_nacimiento</text:p>
          </table:table-cell>
          <table:table-cell table:style-name="ce3" office:value-type="string" calcext:value-type="string">
            <text:p>Ciudad_nacimiento</text:p>
          </table:table-cell>
          <table:table-cell table:style-name="ce3" office:value-type="string" calcext:value-type="string">
            <text:p>País_nacimiento</text:p>
          </table:table-cell>
          <table:table-cell table:style-name="ce3" office:value-type="string" calcext:value-type="string">
            <text:p>Ciudad_residencia</text:p>
          </table:table-cell>
          <table:table-cell table:style-name="ce3" office:value-type="string" calcext:value-type="string">
            <text:p>Dirección</text:p>
          </table:table-cell>
          <table:table-cell table:style-name="ce3" office:value-type="string" calcext:value-type="string">
            <text:p>Barrio</text:p>
          </table:table-cell>
          <table:table-cell table:style-name="ce3" office:value-type="string" calcext:value-type="string">
            <text:p>Actividad</text:p>
          </table:table-cell>
          <table:table-cell table:style-name="ce3" office:value-type="string" calcext:value-type="string">
            <text:p>Hijos?</text:p>
          </table:table-cell>
          <table:table-cell table:style-name="ce3" office:value-type="string" calcext:value-type="string">
            <text:p>N hijos</text:p>
          </table:table-cell>
          <table:table-cell table:style-name="ce3" office:value-type="string" calcext:value-type="string">
            <text:p>Sucurs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pe</text:p>
          </table:table-cell>
          <table:table-cell office:value-type="string" calcext:value-type="string">
            <text:p>Pérez</text:p>
          </table:table-cell>
          <table:table-cell office:value-type="string" calcext:value-type="string">
            <text:p>CC</text:p>
          </table:table-cell>
          <table:table-cell table:formula="of:=RANDBETWEEN(1000000000;9999999999)" office:value-type="float" office:value="2399363854" calcext:value-type="float">
            <text:p>2399363854</text:p>
          </table:table-cell>
          <table:table-cell office:value-type="string" calcext:value-type="string">
            <text:p>M</text:p>
          </table:table-cell>
          <table:table-cell table:formula="of:=CONCATENATE(&quot;3&quot;;RANDBETWEEN(100000000;999999999))" office:value-type="string" office:string-value="3442746854" calcext:value-type="string">
            <text:p>3442746854</text:p>
          </table:table-cell>
          <table:table-cell table:formula="of:=RANDBETWEEN(1000000;9999999)" office:value-type="float" office:value="7657511" calcext:value-type="float">
            <text:p>7657511</text:p>
          </table:table-cell>
          <table:table-cell table:formula="of:=CONCATENATE([.B2];[.C2];&quot;@mail.com&quot;)" office:value-type="string" office:string-value="PepePérez@mail.com" calcext:value-type="string">
            <text:p>PepePérez@mail.com</text:p>
          </table:table-cell>
          <table:table-cell table:formula="of:=CONCATENATE(RANDBETWEEN(1;31);&quot;/&quot;;RANDBETWEEN(1;12);&quot;/&quot;;RANDBETWEEN(1970;2000))" office:value-type="string" office:string-value="31/11/1975" calcext:value-type="string">
            <text:p>31/11/1975</text:p>
          </table:table-cell>
          <table:table-cell table:formula="of:=IF(RANDBETWEEN(1;2)=1;&quot;Bogota&quot;;IF(RANDBETWEEN(2;3)=2;&quot;Medellin&quot;;&quot;Cali&quot;))" office:value-type="string" office:string-value="Cali" calcext:value-type="string">
            <text:p>Cali</text:p>
          </table:table-cell>
          <table:table-cell table:formula="of:=IF([.D2]=&quot;CC&quot;;&quot;Colombia&quot;;&quot;&quot;)" office:value-type="string" office:string-value="Colombia" calcext:value-type="string">
            <text:p>Colombia</text:p>
          </table:table-cell>
          <table:table-cell table:formula="of:=IF(RANDBETWEEN(1;2)=1;&quot;Bogota&quot;;IF(RANDBETWEEN(2;3)=2;&quot;Medellin&quot;;&quot;Cali&quot;))" office:value-type="string" office:string-value="Bogota" calcext:value-type="string">
            <text:p>Bogota</text:p>
          </table:table-cell>
          <table:table-cell table:formula="of:=CONCATENATE(IF(RANDBETWEEN(1;2) = 1;&quot;Calle&quot;;&quot;Carrera&quot;);&quot;_&quot;;RANDBETWEEN(1;300);&quot;#&quot;;RANDBETWEEN(1;300))" office:value-type="string" office:string-value="Carrera_208#196" calcext:value-type="string">
            <text:p>Carrera_208#196</text:p>
          </table:table-cell>
          <table:table-cell table:formula="of:=CONCATENATE(&quot;Barrio_&quot;;RANDBETWEEN(1;20))" office:value-type="string" office:string-value="Barrio_7" calcext:value-type="string">
            <text:p>Barrio_7</text:p>
          </table:table-cell>
          <table:table-cell table:formula="of:=IF(RANDBETWEEN(1;2)=1;&quot;Ingeniero&quot;;IF(RANDBETWEEN(2;3)=2;&quot;Ciencias_sociales&quot;;IF(RANDBETWEEN(3;4)=3;&quot;Artes&quot;;&quot;Otros&quot;)))" office:value-type="string" office:string-value="Ingeniero" calcext:value-type="string">
            <text:p>Ingeniero</text:p>
          </table:table-cell>
          <table:table-cell table:formula="of:=IF(RANDBETWEEN(1;2) = 1;&quot;S&quot;;&quot;N&quot;)" office:value-type="string" office:string-value="N" calcext:value-type="string">
            <text:p>N</text:p>
          </table:table-cell>
          <table:table-cell table:formula="of:=IF([.Q2]=&quot;S&quot;;RANDBETWEEN(1;3);0)"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red</text:p>
          </table:table-cell>
          <table:table-cell office:value-type="string" calcext:value-type="string">
            <text:p>Padalecki</text:p>
          </table:table-cell>
          <table:table-cell office:value-type="string" calcext:value-type="string">
            <text:p>CE</text:p>
          </table:table-cell>
          <table:table-cell table:formula="of:=RANDBETWEEN(1000000000;9999999999)" office:value-type="float" office:value="6400265275" calcext:value-type="float">
            <text:p>6400265275</text:p>
          </table:table-cell>
          <table:table-cell office:value-type="string" calcext:value-type="string">
            <text:p>M</text:p>
          </table:table-cell>
          <table:table-cell table:formula="of:=CONCATENATE(&quot;3&quot;;RANDBETWEEN(100000000;999999999))" office:value-type="string" office:string-value="3669903174" calcext:value-type="string">
            <text:p>3669903174</text:p>
          </table:table-cell>
          <table:table-cell table:formula="of:=RANDBETWEEN(1000000;9999999)" office:value-type="float" office:value="8815453" calcext:value-type="float">
            <text:p>8815453</text:p>
          </table:table-cell>
          <table:table-cell table:formula="of:=CONCATENATE([.B3];[.C3];&quot;@mail.com&quot;)" office:value-type="string" office:string-value="JaredPadalecki@mail.com" calcext:value-type="string">
            <text:p>JaredPadalecki@mail.com</text:p>
          </table:table-cell>
          <table:table-cell table:formula="of:=CONCATENATE(RANDBETWEEN(1;31);&quot;/&quot;;RANDBETWEEN(1;12);&quot;/&quot;;RANDBETWEEN(1970;2000))" office:value-type="string" office:string-value="19/11/1973" calcext:value-type="string">
            <text:p>19/11/1973</text:p>
          </table:table-cell>
          <table:table-cell office:value-type="string" calcext:value-type="string">
            <text:p>Lebano</text:p>
          </table:table-cell>
          <table:table-cell office:value-type="string" calcext:value-type="string">
            <text:p>EEUU</text:p>
          </table:table-cell>
          <table:table-cell table:formula="of:=IF(RANDBETWEEN(1;2)=1;&quot;Bogota&quot;;IF(RANDBETWEEN(2;3)=2;&quot;Medellin&quot;;&quot;Cali&quot;))" office:value-type="string" office:string-value="Cali" calcext:value-type="string">
            <text:p>Cali</text:p>
          </table:table-cell>
          <table:table-cell table:formula="of:=CONCATENATE(IF(RANDBETWEEN(1;2) = 1;&quot;Calle&quot;;&quot;Carrera&quot;);&quot;_&quot;;RANDBETWEEN(1;300);&quot;#&quot;;RANDBETWEEN(1;300))" office:value-type="string" office:string-value="Carrera_87#172" calcext:value-type="string">
            <text:p>Carrera_87#172</text:p>
          </table:table-cell>
          <table:table-cell table:formula="of:=CONCATENATE(&quot;Barrio_&quot;;RANDBETWEEN(1;20))" office:value-type="string" office:string-value="Barrio_17" calcext:value-type="string">
            <text:p>Barrio_17</text:p>
          </table:table-cell>
          <table:table-cell table:formula="of:=IF(RANDBETWEEN(1;2)=1;&quot;Ingeniero&quot;;IF(RANDBETWEEN(2;3)=2;&quot;Ciencias_sociales&quot;;IF(RANDBETWEEN(3;4)=3;&quot;Artes&quot;;&quot;Otros&quot;)))" office:value-type="string" office:string-value="Ciencias_sociales" calcext:value-type="string">
            <text:p>Ciencias_sociales</text:p>
          </table:table-cell>
          <table:table-cell table:formula="of:=IF(RANDBETWEEN(1;2) = 1;&quot;S&quot;;&quot;N&quot;)" office:value-type="string" office:string-value="S" calcext:value-type="string">
            <text:p>S</text:p>
          </table:table-cell>
          <table:table-cell table:formula="of:=IF([.Q3]=&quot;S&quot;;RANDBETWEEN(1;3);0)" office:value-type="float" office:value="2" calcext:value-type="float">
            <text:p>2</text:p>
          </table:table-cell>
          <table:table-cell table:formula="of:=RANDBETWEEN(1;1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Ackles</text:p>
          </table:table-cell>
          <table:table-cell office:value-type="string" calcext:value-type="string">
            <text:p>CE</text:p>
          </table:table-cell>
          <table:table-cell table:formula="of:=RANDBETWEEN(1000000000;9999999999)" office:value-type="float" office:value="2213355863" calcext:value-type="float">
            <text:p>2213355863</text:p>
          </table:table-cell>
          <table:table-cell office:value-type="string" calcext:value-type="string">
            <text:p>M</text:p>
          </table:table-cell>
          <table:table-cell table:formula="of:=CONCATENATE(&quot;3&quot;;RANDBETWEEN(100000000;999999999))" office:value-type="string" office:string-value="3185767954" calcext:value-type="string">
            <text:p>3185767954</text:p>
          </table:table-cell>
          <table:table-cell table:formula="of:=RANDBETWEEN(1000000;9999999)" office:value-type="float" office:value="9364886" calcext:value-type="float">
            <text:p>9364886</text:p>
          </table:table-cell>
          <table:table-cell table:formula="of:=CONCATENATE([.B4];[.C4];&quot;@mail.com&quot;)" office:value-type="string" office:string-value="JensenAckles@mail.com" calcext:value-type="string">
            <text:p>JensenAckles@mail.com</text:p>
          </table:table-cell>
          <table:table-cell table:formula="of:=CONCATENATE(RANDBETWEEN(1;31);&quot;/&quot;;RANDBETWEEN(1;12);&quot;/&quot;;RANDBETWEEN(1970;2000))" office:value-type="string" office:string-value="2/11/1985" calcext:value-type="string">
            <text:p>2/11/1985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EEUU</text:p>
          </table:table-cell>
          <table:table-cell table:formula="of:=IF(RANDBETWEEN(1;2)=1;&quot;Bogota&quot;;IF(RANDBETWEEN(2;3)=2;&quot;Medellin&quot;;&quot;Cali&quot;))" office:value-type="string" office:string-value="Bogota" calcext:value-type="string">
            <text:p>Bogota</text:p>
          </table:table-cell>
          <table:table-cell table:formula="of:=CONCATENATE(IF(RANDBETWEEN(1;2) = 1;&quot;Calle&quot;;&quot;Carrera&quot;);&quot;_&quot;;RANDBETWEEN(1;300);&quot;#&quot;;RANDBETWEEN(1;300))" office:value-type="string" office:string-value="Calle_68#171" calcext:value-type="string">
            <text:p>Calle_68#171</text:p>
          </table:table-cell>
          <table:table-cell table:formula="of:=CONCATENATE(&quot;Barrio_&quot;;RANDBETWEEN(1;20))" office:value-type="string" office:string-value="Barrio_19" calcext:value-type="string">
            <text:p>Barrio_19</text:p>
          </table:table-cell>
          <table:table-cell table:formula="of:=IF(RANDBETWEEN(1;2)=1;&quot;Ingeniero&quot;;IF(RANDBETWEEN(2;3)=2;&quot;Ciencias_sociales&quot;;IF(RANDBETWEEN(3;4)=3;&quot;Artes&quot;;&quot;Otros&quot;)))" office:value-type="string" office:string-value="Ciencias_sociales" calcext:value-type="string">
            <text:p>Ciencias_sociales</text:p>
          </table:table-cell>
          <table:table-cell table:formula="of:=IF(RANDBETWEEN(1;2) = 1;&quot;S&quot;;&quot;N&quot;)" office:value-type="string" office:string-value="N" calcext:value-type="string">
            <text:p>N</text:p>
          </table:table-cell>
          <table:table-cell table:formula="of:=IF([.Q4]=&quot;S&quot;;RANDBETWEEN(1;3);0)"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CC</text:p>
          </table:table-cell>
          <table:table-cell table:formula="of:=RANDBETWEEN(1000000000;9999999999)" office:value-type="float" office:value="1002916047" calcext:value-type="float">
            <text:p>1002916047</text:p>
          </table:table-cell>
          <table:table-cell office:value-type="string" calcext:value-type="string">
            <text:p>F</text:p>
          </table:table-cell>
          <table:table-cell table:formula="of:=CONCATENATE(&quot;3&quot;;RANDBETWEEN(100000000;999999999))" office:value-type="string" office:string-value="3965386991" calcext:value-type="string">
            <text:p>3965386991</text:p>
          </table:table-cell>
          <table:table-cell table:formula="of:=RANDBETWEEN(1000000;9999999)" office:value-type="float" office:value="5898920" calcext:value-type="float">
            <text:p>5898920</text:p>
          </table:table-cell>
          <table:table-cell table:formula="of:=CONCATENATE([.B5];[.C5];&quot;@mail.com&quot;)" office:value-type="string" office:string-value="SandraGomez@mail.com" calcext:value-type="string">
            <text:p>SandraGomez@mail.com</text:p>
          </table:table-cell>
          <table:table-cell table:formula="of:=CONCATENATE(RANDBETWEEN(1;31);&quot;/&quot;;RANDBETWEEN(1;12);&quot;/&quot;;RANDBETWEEN(1970;2000))" office:value-type="string" office:string-value="21/2/1989" calcext:value-type="string">
            <text:p>21/2/1989</text:p>
          </table:table-cell>
          <table:table-cell table:formula="of:=IF(RANDBETWEEN(1;2)=1;&quot;Bogota&quot;;IF(RANDBETWEEN(2;3)=2;&quot;Medellin&quot;;&quot;Cali&quot;))" office:value-type="string" office:string-value="Bogota" calcext:value-type="string">
            <text:p>Bogota</text:p>
          </table:table-cell>
          <table:table-cell table:formula="of:=IF([.D5]=&quot;CC&quot;;&quot;Colombia&quot;;&quot;&quot;)" office:value-type="string" office:string-value="Colombia" calcext:value-type="string">
            <text:p>Colombia</text:p>
          </table:table-cell>
          <table:table-cell table:formula="of:=IF(RANDBETWEEN(1;2)=1;&quot;Bogota&quot;;IF(RANDBETWEEN(2;3)=2;&quot;Medellin&quot;;&quot;Cali&quot;))" office:value-type="string" office:string-value="Cali" calcext:value-type="string">
            <text:p>Cali</text:p>
          </table:table-cell>
          <table:table-cell table:formula="of:=CONCATENATE(IF(RANDBETWEEN(1;2) = 1;&quot;Calle&quot;;&quot;Carrera&quot;);&quot;_&quot;;RANDBETWEEN(1;300);&quot;#&quot;;RANDBETWEEN(1;300))" office:value-type="string" office:string-value="Carrera_166#277" calcext:value-type="string">
            <text:p>Carrera_166#277</text:p>
          </table:table-cell>
          <table:table-cell table:formula="of:=CONCATENATE(&quot;Barrio_&quot;;RANDBETWEEN(1;20))" office:value-type="string" office:string-value="Barrio_17" calcext:value-type="string">
            <text:p>Barrio_17</text:p>
          </table:table-cell>
          <table:table-cell table:formula="of:=IF(RANDBETWEEN(1;2)=1;&quot;Ingeniero&quot;;IF(RANDBETWEEN(2;3)=2;&quot;Ciencias_sociales&quot;;IF(RANDBETWEEN(3;4)=3;&quot;Artes&quot;;&quot;Otros&quot;)))" office:value-type="string" office:string-value="Ciencias_sociales" calcext:value-type="string">
            <text:p>Ciencias_sociales</text:p>
          </table:table-cell>
          <table:table-cell table:formula="of:=IF(RANDBETWEEN(1;2) = 1;&quot;S&quot;;&quot;N&quot;)" office:value-type="string" office:string-value="N" calcext:value-type="string">
            <text:p>N</text:p>
          </table:table-cell>
          <table:table-cell table:formula="of:=IF([.Q5]=&quot;S&quot;;RANDBETWEEN(1;3);0)"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lena</text:p>
          </table:table-cell>
          <table:table-cell office:value-type="string" calcext:value-type="string">
            <text:p>Fierro</text:p>
          </table:table-cell>
          <table:table-cell office:value-type="string" calcext:value-type="string">
            <text:p>CC</text:p>
          </table:table-cell>
          <table:table-cell table:formula="of:=RANDBETWEEN(1000000000;9999999999)" office:value-type="float" office:value="3867280144" calcext:value-type="float">
            <text:p>3867280144</text:p>
          </table:table-cell>
          <table:table-cell office:value-type="string" calcext:value-type="string">
            <text:p>F</text:p>
          </table:table-cell>
          <table:table-cell table:formula="of:=CONCATENATE(&quot;3&quot;;RANDBETWEEN(100000000;999999999))" office:value-type="string" office:string-value="3533777186" calcext:value-type="string">
            <text:p>3533777186</text:p>
          </table:table-cell>
          <table:table-cell table:formula="of:=RANDBETWEEN(1000000;9999999)" office:value-type="float" office:value="6164180" calcext:value-type="float">
            <text:p>6164180</text:p>
          </table:table-cell>
          <table:table-cell table:formula="of:=CONCATENATE([.B6];[.C6];&quot;@mail.com&quot;)" office:value-type="string" office:string-value="MilenaFierro@mail.com" calcext:value-type="string">
            <text:p>MilenaFierro@mail.com</text:p>
          </table:table-cell>
          <table:table-cell table:formula="of:=CONCATENATE(RANDBETWEEN(1;31);&quot;/&quot;;RANDBETWEEN(1;12);&quot;/&quot;;RANDBETWEEN(1970;2000))" office:value-type="string" office:string-value="10/8/1996" calcext:value-type="string">
            <text:p>10/8/1996</text:p>
          </table:table-cell>
          <table:table-cell table:formula="of:=IF(RANDBETWEEN(1;2)=1;&quot;Bogota&quot;;IF(RANDBETWEEN(2;3)=2;&quot;Medellin&quot;;&quot;Cali&quot;))" office:value-type="string" office:string-value="Bogota" calcext:value-type="string">
            <text:p>Bogota</text:p>
          </table:table-cell>
          <table:table-cell table:formula="of:=IF([.D6]=&quot;CC&quot;;&quot;Colombia&quot;;&quot;&quot;)" office:value-type="string" office:string-value="Colombia" calcext:value-type="string">
            <text:p>Colombia</text:p>
          </table:table-cell>
          <table:table-cell table:formula="of:=IF(RANDBETWEEN(1;2)=1;&quot;Bogota&quot;;IF(RANDBETWEEN(2;3)=2;&quot;Medellin&quot;;&quot;Cali&quot;))" office:value-type="string" office:string-value="Medellin" calcext:value-type="string">
            <text:p>Medellin</text:p>
          </table:table-cell>
          <table:table-cell table:formula="of:=CONCATENATE(IF(RANDBETWEEN(1;2) = 1;&quot;Calle&quot;;&quot;Carrera&quot;);&quot;_&quot;;RANDBETWEEN(1;300);&quot;#&quot;;RANDBETWEEN(1;300))" office:value-type="string" office:string-value="Carrera_107#32" calcext:value-type="string">
            <text:p>Carrera_107#32</text:p>
          </table:table-cell>
          <table:table-cell table:formula="of:=CONCATENATE(&quot;Barrio_&quot;;RANDBETWEEN(1;20))" office:value-type="string" office:string-value="Barrio_1" calcext:value-type="string">
            <text:p>Barrio_1</text:p>
          </table:table-cell>
          <table:table-cell table:formula="of:=IF(RANDBETWEEN(1;2)=1;&quot;Ingeniero&quot;;IF(RANDBETWEEN(2;3)=2;&quot;Ciencias_sociales&quot;;IF(RANDBETWEEN(3;4)=3;&quot;Artes&quot;;&quot;Otros&quot;)))" office:value-type="string" office:string-value="Ingeniero" calcext:value-type="string">
            <text:p>Ingeniero</text:p>
          </table:table-cell>
          <table:table-cell table:formula="of:=IF(RANDBETWEEN(1;2) = 1;&quot;S&quot;;&quot;N&quot;)" office:value-type="string" office:string-value="N" calcext:value-type="string">
            <text:p>N</text:p>
          </table:table-cell>
          <table:table-cell table:formula="of:=IF([.Q6]=&quot;S&quot;;RANDBETWEEN(1;3);0)"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milo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CC</text:p>
          </table:table-cell>
          <table:table-cell table:formula="of:=RANDBETWEEN(1000000000;9999999999)" office:value-type="float" office:value="5941546433" calcext:value-type="float">
            <text:p>5941546433</text:p>
          </table:table-cell>
          <table:table-cell office:value-type="string" calcext:value-type="string">
            <text:p>M</text:p>
          </table:table-cell>
          <table:table-cell table:formula="of:=CONCATENATE(&quot;3&quot;;RANDBETWEEN(100000000;999999999))" office:value-type="string" office:string-value="3403537739" calcext:value-type="string">
            <text:p>3403537739</text:p>
          </table:table-cell>
          <table:table-cell table:formula="of:=RANDBETWEEN(1000000;9999999)" office:value-type="float" office:value="7640024" calcext:value-type="float">
            <text:p>7640024</text:p>
          </table:table-cell>
          <table:table-cell table:formula="of:=CONCATENATE([.B7];[.C7];&quot;@mail.com&quot;)" office:value-type="string" office:string-value="CamiloTorres@mail.com" calcext:value-type="string">
            <text:p>CamiloTorres@mail.com</text:p>
          </table:table-cell>
          <table:table-cell table:formula="of:=CONCATENATE(RANDBETWEEN(1;31);&quot;/&quot;;RANDBETWEEN(1;12);&quot;/&quot;;RANDBETWEEN(1970;2000))" office:value-type="string" office:string-value="14/9/1986" calcext:value-type="string">
            <text:p>14/9/1986</text:p>
          </table:table-cell>
          <table:table-cell table:formula="of:=IF(RANDBETWEEN(1;2)=1;&quot;Bogota&quot;;IF(RANDBETWEEN(2;3)=2;&quot;Medellin&quot;;&quot;Cali&quot;))" office:value-type="string" office:string-value="Cali" calcext:value-type="string">
            <text:p>Cali</text:p>
          </table:table-cell>
          <table:table-cell table:formula="of:=IF([.D7]=&quot;CC&quot;;&quot;Colombia&quot;;&quot;&quot;)" office:value-type="string" office:string-value="Colombia" calcext:value-type="string">
            <text:p>Colombia</text:p>
          </table:table-cell>
          <table:table-cell table:formula="of:=IF(RANDBETWEEN(1;2)=1;&quot;Bogota&quot;;IF(RANDBETWEEN(2;3)=2;&quot;Medellin&quot;;&quot;Cali&quot;))" office:value-type="string" office:string-value="Bogota" calcext:value-type="string">
            <text:p>Bogota</text:p>
          </table:table-cell>
          <table:table-cell table:formula="of:=CONCATENATE(IF(RANDBETWEEN(1;2) = 1;&quot;Calle&quot;;&quot;Carrera&quot;);&quot;_&quot;;RANDBETWEEN(1;300);&quot;#&quot;;RANDBETWEEN(1;300))" office:value-type="string" office:string-value="Carrera_7#56" calcext:value-type="string">
            <text:p>Carrera_7#56</text:p>
          </table:table-cell>
          <table:table-cell table:formula="of:=CONCATENATE(&quot;Barrio_&quot;;RANDBETWEEN(1;20))" office:value-type="string" office:string-value="Barrio_19" calcext:value-type="string">
            <text:p>Barrio_19</text:p>
          </table:table-cell>
          <table:table-cell table:formula="of:=IF(RANDBETWEEN(1;2)=1;&quot;Ingeniero&quot;;IF(RANDBETWEEN(2;3)=2;&quot;Ciencias_sociales&quot;;IF(RANDBETWEEN(3;4)=3;&quot;Artes&quot;;&quot;Otros&quot;)))" office:value-type="string" office:string-value="Artes" calcext:value-type="string">
            <text:p>Artes</text:p>
          </table:table-cell>
          <table:table-cell table:formula="of:=IF(RANDBETWEEN(1;2) = 1;&quot;S&quot;;&quot;N&quot;)" office:value-type="string" office:string-value="N" calcext:value-type="string">
            <text:p>N</text:p>
          </table:table-cell>
          <table:table-cell table:formula="of:=IF([.Q7]=&quot;S&quot;;RANDBETWEEN(1;3);0)"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yla</text:p>
          </table:table-cell>
          <table:table-cell office:value-type="string" calcext:value-type="string">
            <text:p>Rojas</text:p>
          </table:table-cell>
          <table:table-cell office:value-type="string" calcext:value-type="string">
            <text:p>CC</text:p>
          </table:table-cell>
          <table:table-cell table:formula="of:=RANDBETWEEN(1000000000;9999999999)" office:value-type="float" office:value="4932396490" calcext:value-type="float">
            <text:p>4932396490</text:p>
          </table:table-cell>
          <table:table-cell office:value-type="string" calcext:value-type="string">
            <text:p>F</text:p>
          </table:table-cell>
          <table:table-cell table:formula="of:=CONCATENATE(&quot;3&quot;;RANDBETWEEN(100000000;999999999))" office:value-type="string" office:string-value="3322587643" calcext:value-type="string">
            <text:p>3322587643</text:p>
          </table:table-cell>
          <table:table-cell table:formula="of:=RANDBETWEEN(1000000;9999999)" office:value-type="float" office:value="2785793" calcext:value-type="float">
            <text:p>2785793</text:p>
          </table:table-cell>
          <table:table-cell table:formula="of:=CONCATENATE([.B8];[.C8];&quot;@mail.com&quot;)" office:value-type="string" office:string-value="LaylaRojas@mail.com" calcext:value-type="string">
            <text:p>LaylaRojas@mail.com</text:p>
          </table:table-cell>
          <table:table-cell table:formula="of:=CONCATENATE(RANDBETWEEN(1;31);&quot;/&quot;;RANDBETWEEN(1;12);&quot;/&quot;;RANDBETWEEN(1970;2000))" office:value-type="string" office:string-value="29/1/1996" calcext:value-type="string">
            <text:p>29/1/1996</text:p>
          </table:table-cell>
          <table:table-cell table:formula="of:=IF(RANDBETWEEN(1;2)=1;&quot;Bogota&quot;;IF(RANDBETWEEN(2;3)=2;&quot;Medellin&quot;;&quot;Cali&quot;))" office:value-type="string" office:string-value="Cali" calcext:value-type="string">
            <text:p>Cali</text:p>
          </table:table-cell>
          <table:table-cell table:formula="of:=IF([.D8]=&quot;CC&quot;;&quot;Colombia&quot;;&quot;&quot;)" office:value-type="string" office:string-value="Colombia" calcext:value-type="string">
            <text:p>Colombia</text:p>
          </table:table-cell>
          <table:table-cell table:formula="of:=IF(RANDBETWEEN(1;2)=1;&quot;Bogota&quot;;IF(RANDBETWEEN(2;3)=2;&quot;Medellin&quot;;&quot;Cali&quot;))" office:value-type="string" office:string-value="Bogota" calcext:value-type="string">
            <text:p>Bogota</text:p>
          </table:table-cell>
          <table:table-cell table:formula="of:=CONCATENATE(IF(RANDBETWEEN(1;2) = 1;&quot;Calle&quot;;&quot;Carrera&quot;);&quot;_&quot;;RANDBETWEEN(1;300);&quot;#&quot;;RANDBETWEEN(1;300))" office:value-type="string" office:string-value="Carrera_237#226" calcext:value-type="string">
            <text:p>Carrera_237#226</text:p>
          </table:table-cell>
          <table:table-cell table:formula="of:=CONCATENATE(&quot;Barrio_&quot;;RANDBETWEEN(1;20))" office:value-type="string" office:string-value="Barrio_1" calcext:value-type="string">
            <text:p>Barrio_1</text:p>
          </table:table-cell>
          <table:table-cell table:formula="of:=IF(RANDBETWEEN(1;2)=1;&quot;Ingeniero&quot;;IF(RANDBETWEEN(2;3)=2;&quot;Ciencias_sociales&quot;;IF(RANDBETWEEN(3;4)=3;&quot;Artes&quot;;&quot;Otros&quot;)))" office:value-type="string" office:string-value="Ingeniero" calcext:value-type="string">
            <text:p>Ingeniero</text:p>
          </table:table-cell>
          <table:table-cell table:formula="of:=IF(RANDBETWEEN(1;2) = 1;&quot;S&quot;;&quot;N&quot;)" office:value-type="string" office:string-value="N" calcext:value-type="string">
            <text:p>N</text:p>
          </table:table-cell>
          <table:table-cell table:formula="of:=IF([.Q8]=&quot;S&quot;;RANDBETWEEN(1;3);0)"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rena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CC</text:p>
          </table:table-cell>
          <table:table-cell table:formula="of:=RANDBETWEEN(1000000000;9999999999)" office:value-type="float" office:value="2207841308" calcext:value-type="float">
            <text:p>2207841308</text:p>
          </table:table-cell>
          <table:table-cell office:value-type="string" calcext:value-type="string">
            <text:p>F</text:p>
          </table:table-cell>
          <table:table-cell table:formula="of:=CONCATENATE(&quot;3&quot;;RANDBETWEEN(100000000;999999999))" office:value-type="string" office:string-value="3834290417" calcext:value-type="string">
            <text:p>3834290417</text:p>
          </table:table-cell>
          <table:table-cell table:formula="of:=RANDBETWEEN(1000000;9999999)" office:value-type="float" office:value="6624754" calcext:value-type="float">
            <text:p>6624754</text:p>
          </table:table-cell>
          <table:table-cell table:formula="of:=CONCATENATE([.B9];[.C9];&quot;@mail.com&quot;)" office:value-type="string" office:string-value="LorenaOsorio@mail.com" calcext:value-type="string">
            <text:p>LorenaOsorio@mail.com</text:p>
          </table:table-cell>
          <table:table-cell table:formula="of:=CONCATENATE(RANDBETWEEN(1;31);&quot;/&quot;;RANDBETWEEN(1;12);&quot;/&quot;;RANDBETWEEN(1970;2000))" office:value-type="string" office:string-value="2/4/1996" calcext:value-type="string">
            <text:p>2/4/1996</text:p>
          </table:table-cell>
          <table:table-cell table:formula="of:=IF(RANDBETWEEN(1;2)=1;&quot;Bogota&quot;;IF(RANDBETWEEN(2;3)=2;&quot;Medellin&quot;;&quot;Cali&quot;))" office:value-type="string" office:string-value="Cali" calcext:value-type="string">
            <text:p>Cali</text:p>
          </table:table-cell>
          <table:table-cell table:formula="of:=IF([.D9]=&quot;CC&quot;;&quot;Colombia&quot;;&quot;&quot;)" office:value-type="string" office:string-value="Colombia" calcext:value-type="string">
            <text:p>Colombia</text:p>
          </table:table-cell>
          <table:table-cell table:formula="of:=IF(RANDBETWEEN(1;2)=1;&quot;Bogota&quot;;IF(RANDBETWEEN(2;3)=2;&quot;Medellin&quot;;&quot;Cali&quot;))" office:value-type="string" office:string-value="Bogota" calcext:value-type="string">
            <text:p>Bogota</text:p>
          </table:table-cell>
          <table:table-cell table:formula="of:=CONCATENATE(IF(RANDBETWEEN(1;2) = 1;&quot;Calle&quot;;&quot;Carrera&quot;);&quot;_&quot;;RANDBETWEEN(1;300);&quot;#&quot;;RANDBETWEEN(1;300))" office:value-type="string" office:string-value="Calle_103#43" calcext:value-type="string">
            <text:p>Calle_103#43</text:p>
          </table:table-cell>
          <table:table-cell table:formula="of:=CONCATENATE(&quot;Barrio_&quot;;RANDBETWEEN(1;20))" office:value-type="string" office:string-value="Barrio_7" calcext:value-type="string">
            <text:p>Barrio_7</text:p>
          </table:table-cell>
          <table:table-cell table:formula="of:=IF(RANDBETWEEN(1;2)=1;&quot;Ingeniero&quot;;IF(RANDBETWEEN(2;3)=2;&quot;Ciencias_sociales&quot;;IF(RANDBETWEEN(3;4)=3;&quot;Artes&quot;;&quot;Otros&quot;)))" office:value-type="string" office:string-value="Ingeniero" calcext:value-type="string">
            <text:p>Ingeniero</text:p>
          </table:table-cell>
          <table:table-cell table:formula="of:=IF(RANDBETWEEN(1;2) = 1;&quot;S&quot;;&quot;N&quot;)" office:value-type="string" office:string-value="N" calcext:value-type="string">
            <text:p>N</text:p>
          </table:table-cell>
          <table:table-cell table:formula="of:=IF([.Q9]=&quot;S&quot;;RANDBETWEEN(1;3);0)"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Florez</text:p>
          </table:table-cell>
          <table:table-cell office:value-type="string" calcext:value-type="string">
            <text:p>CC</text:p>
          </table:table-cell>
          <table:table-cell table:formula="of:=RANDBETWEEN(1000000000;9999999999)" office:value-type="float" office:value="7602840607" calcext:value-type="float">
            <text:p>7602840607</text:p>
          </table:table-cell>
          <table:table-cell office:value-type="string" calcext:value-type="string">
            <text:p>F</text:p>
          </table:table-cell>
          <table:table-cell table:formula="of:=CONCATENATE(&quot;3&quot;;RANDBETWEEN(100000000;999999999))" office:value-type="string" office:string-value="3810747495" calcext:value-type="string">
            <text:p>3810747495</text:p>
          </table:table-cell>
          <table:table-cell table:formula="of:=RANDBETWEEN(1000000;9999999)" office:value-type="float" office:value="8964785" calcext:value-type="float">
            <text:p>8964785</text:p>
          </table:table-cell>
          <table:table-cell table:formula="of:=CONCATENATE([.B10];[.C10];&quot;@mail.com&quot;)" office:value-type="string" office:string-value="KarenFlorez@mail.com" calcext:value-type="string">
            <text:p>KarenFlorez@mail.com</text:p>
          </table:table-cell>
          <table:table-cell table:formula="of:=CONCATENATE(RANDBETWEEN(1;31);&quot;/&quot;;RANDBETWEEN(1;12);&quot;/&quot;;RANDBETWEEN(1970;2000))" office:value-type="string" office:string-value="16/12/1980" calcext:value-type="string">
            <text:p>16/12/1980</text:p>
          </table:table-cell>
          <table:table-cell table:formula="of:=IF(RANDBETWEEN(1;2)=1;&quot;Bogota&quot;;IF(RANDBETWEEN(2;3)=2;&quot;Medellin&quot;;&quot;Cali&quot;))" office:value-type="string" office:string-value="Medellin" calcext:value-type="string">
            <text:p>Medellin</text:p>
          </table:table-cell>
          <table:table-cell table:formula="of:=IF([.D10]=&quot;CC&quot;;&quot;Colombia&quot;;&quot;&quot;)" office:value-type="string" office:string-value="Colombia" calcext:value-type="string">
            <text:p>Colombia</text:p>
          </table:table-cell>
          <table:table-cell table:formula="of:=IF(RANDBETWEEN(1;2)=1;&quot;Bogota&quot;;IF(RANDBETWEEN(2;3)=2;&quot;Medellin&quot;;&quot;Cali&quot;))" office:value-type="string" office:string-value="Bogota" calcext:value-type="string">
            <text:p>Bogota</text:p>
          </table:table-cell>
          <table:table-cell table:formula="of:=CONCATENATE(IF(RANDBETWEEN(1;2) = 1;&quot;Calle&quot;;&quot;Carrera&quot;);&quot;_&quot;;RANDBETWEEN(1;300);&quot;#&quot;;RANDBETWEEN(1;300))" office:value-type="string" office:string-value="Carrera_94#258" calcext:value-type="string">
            <text:p>Carrera_94#258</text:p>
          </table:table-cell>
          <table:table-cell table:formula="of:=CONCATENATE(&quot;Barrio_&quot;;RANDBETWEEN(1;20))" office:value-type="string" office:string-value="Barrio_2" calcext:value-type="string">
            <text:p>Barrio_2</text:p>
          </table:table-cell>
          <table:table-cell table:formula="of:=IF(RANDBETWEEN(1;2)=1;&quot;Ingeniero&quot;;IF(RANDBETWEEN(2;3)=2;&quot;Ciencias_sociales&quot;;IF(RANDBETWEEN(3;4)=3;&quot;Artes&quot;;&quot;Otros&quot;)))" office:value-type="string" office:string-value="Ciencias_sociales" calcext:value-type="string">
            <text:p>Ciencias_sociales</text:p>
          </table:table-cell>
          <table:table-cell table:formula="of:=IF(RANDBETWEEN(1;2) = 1;&quot;S&quot;;&quot;N&quot;)" office:value-type="string" office:string-value="N" calcext:value-type="string">
            <text:p>N</text:p>
          </table:table-cell>
          <table:table-cell table:formula="of:=IF([.Q10]=&quot;S&quot;;RANDBETWEEN(1;3);0)"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lisa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CC</text:p>
          </table:table-cell>
          <table:table-cell table:formula="of:=RANDBETWEEN(1000000000;9999999999)" office:value-type="float" office:value="4208365260" calcext:value-type="float">
            <text:p>4208365260</text:p>
          </table:table-cell>
          <table:table-cell office:value-type="string" calcext:value-type="string">
            <text:p>F</text:p>
          </table:table-cell>
          <table:table-cell table:formula="of:=CONCATENATE(&quot;3&quot;;RANDBETWEEN(100000000;999999999))" office:value-type="string" office:string-value="3237217809" calcext:value-type="string">
            <text:p>3237217809</text:p>
          </table:table-cell>
          <table:table-cell table:formula="of:=RANDBETWEEN(1000000;9999999)" office:value-type="float" office:value="3449296" calcext:value-type="float">
            <text:p>3449296</text:p>
          </table:table-cell>
          <table:table-cell table:formula="of:=CONCATENATE([.B11];[.C11];&quot;@mail.com&quot;)" office:value-type="string" office:string-value="MelisaHerrera@mail.com" calcext:value-type="string">
            <text:p>MelisaHerrera@mail.com</text:p>
          </table:table-cell>
          <table:table-cell table:formula="of:=CONCATENATE(RANDBETWEEN(1;31);&quot;/&quot;;RANDBETWEEN(1;12);&quot;/&quot;;RANDBETWEEN(1970;2000))" office:value-type="string" office:string-value="12/11/1999" calcext:value-type="string">
            <text:p>12/11/1999</text:p>
          </table:table-cell>
          <table:table-cell table:formula="of:=IF(RANDBETWEEN(1;2)=1;&quot;Bogota&quot;;IF(RANDBETWEEN(2;3)=2;&quot;Medellin&quot;;&quot;Cali&quot;))" office:value-type="string" office:string-value="Medellin" calcext:value-type="string">
            <text:p>Medellin</text:p>
          </table:table-cell>
          <table:table-cell table:formula="of:=IF([.D11]=&quot;CC&quot;;&quot;Colombia&quot;;&quot;&quot;)" office:value-type="string" office:string-value="Colombia" calcext:value-type="string">
            <text:p>Colombia</text:p>
          </table:table-cell>
          <table:table-cell table:formula="of:=IF(RANDBETWEEN(1;2)=1;&quot;Bogota&quot;;IF(RANDBETWEEN(2;3)=2;&quot;Medellin&quot;;&quot;Cali&quot;))" office:value-type="string" office:string-value="Cali" calcext:value-type="string">
            <text:p>Cali</text:p>
          </table:table-cell>
          <table:table-cell table:formula="of:=CONCATENATE(IF(RANDBETWEEN(1;2) = 1;&quot;Calle&quot;;&quot;Carrera&quot;);&quot;_&quot;;RANDBETWEEN(1;300);&quot;#&quot;;RANDBETWEEN(1;300))" office:value-type="string" office:string-value="Carrera_38#282" calcext:value-type="string">
            <text:p>Carrera_38#282</text:p>
          </table:table-cell>
          <table:table-cell table:formula="of:=CONCATENATE(&quot;Barrio_&quot;;RANDBETWEEN(1;20))" office:value-type="string" office:string-value="Barrio_6" calcext:value-type="string">
            <text:p>Barrio_6</text:p>
          </table:table-cell>
          <table:table-cell table:formula="of:=IF(RANDBETWEEN(1;2)=1;&quot;Ingeniero&quot;;IF(RANDBETWEEN(2;3)=2;&quot;Ciencias_sociales&quot;;IF(RANDBETWEEN(3;4)=3;&quot;Artes&quot;;&quot;Otros&quot;)))" office:value-type="string" office:string-value="Ingeniero" calcext:value-type="string">
            <text:p>Ingeniero</text:p>
          </table:table-cell>
          <table:table-cell table:formula="of:=IF(RANDBETWEEN(1;2) = 1;&quot;S&quot;;&quot;N&quot;)" office:value-type="string" office:string-value="S" calcext:value-type="string">
            <text:p>S</text:p>
          </table:table-cell>
          <table:table-cell table:formula="of:=IF([.Q11]=&quot;S&quot;;RANDBETWEEN(1;3);0)" office:value-type="float" office:value="3" calcext:value-type="float">
            <text:p>3</text:p>
          </table:table-cell>
          <table:table-cell table:formula="of:=RANDBETWEEN(1;1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ilmar</text:p>
          </table:table-cell>
          <table:table-cell office:value-type="string" calcext:value-type="string">
            <text:p>Pereira</text:p>
          </table:table-cell>
          <table:table-cell office:value-type="string" calcext:value-type="string">
            <text:p>CC</text:p>
          </table:table-cell>
          <table:table-cell table:formula="of:=RANDBETWEEN(1000000000;9999999999)" office:value-type="float" office:value="7686889743" calcext:value-type="float">
            <text:p>7686889743</text:p>
          </table:table-cell>
          <table:table-cell office:value-type="string" calcext:value-type="string">
            <text:p>M</text:p>
          </table:table-cell>
          <table:table-cell table:formula="of:=CONCATENATE(&quot;3&quot;;RANDBETWEEN(100000000;999999999))" office:value-type="string" office:string-value="3637759413" calcext:value-type="string">
            <text:p>3637759413</text:p>
          </table:table-cell>
          <table:table-cell table:formula="of:=RANDBETWEEN(1000000;9999999)" office:value-type="float" office:value="8302749" calcext:value-type="float">
            <text:p>8302749</text:p>
          </table:table-cell>
          <table:table-cell table:formula="of:=CONCATENATE([.B12];[.C12];&quot;@mail.com&quot;)" office:value-type="string" office:string-value="WilmarPereira@mail.com" calcext:value-type="string">
            <text:p>WilmarPereira@mail.com</text:p>
          </table:table-cell>
          <table:table-cell table:formula="of:=CONCATENATE(RANDBETWEEN(1;31);&quot;/&quot;;RANDBETWEEN(1;12);&quot;/&quot;;RANDBETWEEN(1970;2000))" office:value-type="string" office:string-value="20/5/1996" calcext:value-type="string">
            <text:p>20/5/1996</text:p>
          </table:table-cell>
          <table:table-cell table:formula="of:=IF(RANDBETWEEN(1;2)=1;&quot;Bogota&quot;;IF(RANDBETWEEN(2;3)=2;&quot;Medellin&quot;;&quot;Cali&quot;))" office:value-type="string" office:string-value="Bogota" calcext:value-type="string">
            <text:p>Bogota</text:p>
          </table:table-cell>
          <table:table-cell table:formula="of:=IF([.D12]=&quot;CC&quot;;&quot;Colombia&quot;;&quot;&quot;)" office:value-type="string" office:string-value="Colombia" calcext:value-type="string">
            <text:p>Colombia</text:p>
          </table:table-cell>
          <table:table-cell table:formula="of:=IF(RANDBETWEEN(1;2)=1;&quot;Bogota&quot;;IF(RANDBETWEEN(2;3)=2;&quot;Medellin&quot;;&quot;Cali&quot;))" office:value-type="string" office:string-value="Medellin" calcext:value-type="string">
            <text:p>Medellin</text:p>
          </table:table-cell>
          <table:table-cell table:formula="of:=CONCATENATE(IF(RANDBETWEEN(1;2) = 1;&quot;Calle&quot;;&quot;Carrera&quot;);&quot;_&quot;;RANDBETWEEN(1;300);&quot;#&quot;;RANDBETWEEN(1;300))" office:value-type="string" office:string-value="Calle_58#158" calcext:value-type="string">
            <text:p>Calle_58#158</text:p>
          </table:table-cell>
          <table:table-cell table:formula="of:=CONCATENATE(&quot;Barrio_&quot;;RANDBETWEEN(1;20))" office:value-type="string" office:string-value="Barrio_1" calcext:value-type="string">
            <text:p>Barrio_1</text:p>
          </table:table-cell>
          <table:table-cell table:formula="of:=IF(RANDBETWEEN(1;2)=1;&quot;Ingeniero&quot;;IF(RANDBETWEEN(2;3)=2;&quot;Ciencias_sociales&quot;;IF(RANDBETWEEN(3;4)=3;&quot;Artes&quot;;&quot;Otros&quot;)))" office:value-type="string" office:string-value="Ingeniero" calcext:value-type="string">
            <text:p>Ingeniero</text:p>
          </table:table-cell>
          <table:table-cell table:formula="of:=IF(RANDBETWEEN(1;2) = 1;&quot;S&quot;;&quot;N&quot;)" office:value-type="string" office:string-value="S" calcext:value-type="string">
            <text:p>S</text:p>
          </table:table-cell>
          <table:table-cell table:formula="of:=IF([.Q12]=&quot;S&quot;;RANDBETWEEN(1;3);0)" office:value-type="float" office:value="1" calcext:value-type="float">
            <text:p>1</text:p>
          </table:table-cell>
          <table:table-cell table:formula="of:=RANDBETWEEN(1;1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Guevara</text:p>
          </table:table-cell>
          <table:table-cell office:value-type="string" calcext:value-type="string">
            <text:p>CC</text:p>
          </table:table-cell>
          <table:table-cell table:formula="of:=RANDBETWEEN(1000000000;9999999999)" office:value-type="float" office:value="6408817299" calcext:value-type="float">
            <text:p>6408817299</text:p>
          </table:table-cell>
          <table:table-cell office:value-type="string" calcext:value-type="string">
            <text:p>M</text:p>
          </table:table-cell>
          <table:table-cell table:formula="of:=CONCATENATE(&quot;3&quot;;RANDBETWEEN(100000000;999999999))" office:value-type="string" office:string-value="3559911503" calcext:value-type="string">
            <text:p>3559911503</text:p>
          </table:table-cell>
          <table:table-cell table:formula="of:=RANDBETWEEN(1000000;9999999)" office:value-type="float" office:value="4026894" calcext:value-type="float">
            <text:p>4026894</text:p>
          </table:table-cell>
          <table:table-cell table:formula="of:=CONCATENATE([.B13];[.C13];&quot;@mail.com&quot;)" office:value-type="string" office:string-value="CarlosGuevara@mail.com" calcext:value-type="string">
            <text:p>CarlosGuevara@mail.com</text:p>
          </table:table-cell>
          <table:table-cell table:formula="of:=CONCATENATE(RANDBETWEEN(1;31);&quot;/&quot;;RANDBETWEEN(1;12);&quot;/&quot;;RANDBETWEEN(1970;2000))" office:value-type="string" office:string-value="3/10/1986" calcext:value-type="string">
            <text:p>3/10/1986</text:p>
          </table:table-cell>
          <table:table-cell table:formula="of:=IF(RANDBETWEEN(1;2)=1;&quot;Bogota&quot;;IF(RANDBETWEEN(2;3)=2;&quot;Medellin&quot;;&quot;Cali&quot;))" office:value-type="string" office:string-value="Cali" calcext:value-type="string">
            <text:p>Cali</text:p>
          </table:table-cell>
          <table:table-cell table:formula="of:=IF([.D13]=&quot;CC&quot;;&quot;Colombia&quot;;&quot;&quot;)" office:value-type="string" office:string-value="Colombia" calcext:value-type="string">
            <text:p>Colombia</text:p>
          </table:table-cell>
          <table:table-cell table:formula="of:=IF(RANDBETWEEN(1;2)=1;&quot;Bogota&quot;;IF(RANDBETWEEN(2;3)=2;&quot;Medellin&quot;;&quot;Cali&quot;))" office:value-type="string" office:string-value="Bogota" calcext:value-type="string">
            <text:p>Bogota</text:p>
          </table:table-cell>
          <table:table-cell table:formula="of:=CONCATENATE(IF(RANDBETWEEN(1;2) = 1;&quot;Calle&quot;;&quot;Carrera&quot;);&quot;_&quot;;RANDBETWEEN(1;300);&quot;#&quot;;RANDBETWEEN(1;300))" office:value-type="string" office:string-value="Calle_196#277" calcext:value-type="string">
            <text:p>Calle_196#277</text:p>
          </table:table-cell>
          <table:table-cell table:formula="of:=CONCATENATE(&quot;Barrio_&quot;;RANDBETWEEN(1;20))" office:value-type="string" office:string-value="Barrio_20" calcext:value-type="string">
            <text:p>Barrio_20</text:p>
          </table:table-cell>
          <table:table-cell table:formula="of:=IF(RANDBETWEEN(1;2)=1;&quot;Ingeniero&quot;;IF(RANDBETWEEN(2;3)=2;&quot;Ciencias_sociales&quot;;IF(RANDBETWEEN(3;4)=3;&quot;Artes&quot;;&quot;Otros&quot;)))" office:value-type="string" office:string-value="Otros" calcext:value-type="string">
            <text:p>Otros</text:p>
          </table:table-cell>
          <table:table-cell table:formula="of:=IF(RANDBETWEEN(1;2) = 1;&quot;S&quot;;&quot;N&quot;)" office:value-type="string" office:string-value="S" calcext:value-type="string">
            <text:p>S</text:p>
          </table:table-cell>
          <table:table-cell table:formula="of:=IF([.Q13]=&quot;S&quot;;RANDBETWEEN(1;3);0)" office:value-type="float" office:value="1" calcext:value-type="float">
            <text:p>1</text:p>
          </table:table-cell>
          <table:table-cell table:formula="of:=RANDBETWEEN(1;1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aisy</text:p>
          </table:table-cell>
          <table:table-cell office:value-type="string" calcext:value-type="string">
            <text:p>Pacheco</text:p>
          </table:table-cell>
          <table:table-cell office:value-type="string" calcext:value-type="string">
            <text:p>CC</text:p>
          </table:table-cell>
          <table:table-cell table:formula="of:=RANDBETWEEN(1000000000;9999999999)" office:value-type="float" office:value="1358718720" calcext:value-type="float">
            <text:p>1358718720</text:p>
          </table:table-cell>
          <table:table-cell office:value-type="string" calcext:value-type="string">
            <text:p>F</text:p>
          </table:table-cell>
          <table:table-cell table:formula="of:=CONCATENATE(&quot;3&quot;;RANDBETWEEN(100000000;999999999))" office:value-type="string" office:string-value="3629619055" calcext:value-type="string">
            <text:p>3629619055</text:p>
          </table:table-cell>
          <table:table-cell table:formula="of:=RANDBETWEEN(1000000;9999999)" office:value-type="float" office:value="7230097" calcext:value-type="float">
            <text:p>7230097</text:p>
          </table:table-cell>
          <table:table-cell table:formula="of:=CONCATENATE([.B14];[.C14];&quot;@mail.com&quot;)" office:value-type="string" office:string-value="DaisyPacheco@mail.com" calcext:value-type="string">
            <text:p>DaisyPacheco@mail.com</text:p>
          </table:table-cell>
          <table:table-cell table:formula="of:=CONCATENATE(RANDBETWEEN(1;31);&quot;/&quot;;RANDBETWEEN(1;12);&quot;/&quot;;RANDBETWEEN(1970;2000))" office:value-type="string" office:string-value="4/9/1981" calcext:value-type="string">
            <text:p>4/9/1981</text:p>
          </table:table-cell>
          <table:table-cell table:formula="of:=IF(RANDBETWEEN(1;2)=1;&quot;Bogota&quot;;IF(RANDBETWEEN(2;3)=2;&quot;Medellin&quot;;&quot;Cali&quot;))" office:value-type="string" office:string-value="Bogota" calcext:value-type="string">
            <text:p>Bogota</text:p>
          </table:table-cell>
          <table:table-cell table:formula="of:=IF([.D14]=&quot;CC&quot;;&quot;Colombia&quot;;&quot;&quot;)" office:value-type="string" office:string-value="Colombia" calcext:value-type="string">
            <text:p>Colombia</text:p>
          </table:table-cell>
          <table:table-cell table:formula="of:=IF(RANDBETWEEN(1;2)=1;&quot;Bogota&quot;;IF(RANDBETWEEN(2;3)=2;&quot;Medellin&quot;;&quot;Cali&quot;))" office:value-type="string" office:string-value="Cali" calcext:value-type="string">
            <text:p>Cali</text:p>
          </table:table-cell>
          <table:table-cell table:formula="of:=CONCATENATE(IF(RANDBETWEEN(1;2) = 1;&quot;Calle&quot;;&quot;Carrera&quot;);&quot;_&quot;;RANDBETWEEN(1;300);&quot;#&quot;;RANDBETWEEN(1;300))" office:value-type="string" office:string-value="Calle_85#187" calcext:value-type="string">
            <text:p>Calle_85#187</text:p>
          </table:table-cell>
          <table:table-cell table:formula="of:=CONCATENATE(&quot;Barrio_&quot;;RANDBETWEEN(1;20))" office:value-type="string" office:string-value="Barrio_11" calcext:value-type="string">
            <text:p>Barrio_11</text:p>
          </table:table-cell>
          <table:table-cell table:formula="of:=IF(RANDBETWEEN(1;2)=1;&quot;Ingeniero&quot;;IF(RANDBETWEEN(2;3)=2;&quot;Ciencias_sociales&quot;;IF(RANDBETWEEN(3;4)=3;&quot;Artes&quot;;&quot;Otros&quot;)))" office:value-type="string" office:string-value="Ciencias_sociales" calcext:value-type="string">
            <text:p>Ciencias_sociales</text:p>
          </table:table-cell>
          <table:table-cell table:formula="of:=IF(RANDBETWEEN(1;2) = 1;&quot;S&quot;;&quot;N&quot;)" office:value-type="string" office:string-value="S" calcext:value-type="string">
            <text:p>S</text:p>
          </table:table-cell>
          <table:table-cell table:formula="of:=IF([.Q14]=&quot;S&quot;;RANDBETWEEN(1;3);0)" office:value-type="float" office:value="2" calcext:value-type="float">
            <text:p>2</text:p>
          </table:table-cell>
          <table:table-cell table:formula="of:=RANDBETWEEN(1;1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Alvarado</text:p>
          </table:table-cell>
          <table:table-cell office:value-type="string" calcext:value-type="string">
            <text:p>CC</text:p>
          </table:table-cell>
          <table:table-cell table:formula="of:=RANDBETWEEN(1000000000;9999999999)" office:value-type="float" office:value="4626362654" calcext:value-type="float">
            <text:p>4626362654</text:p>
          </table:table-cell>
          <table:table-cell office:value-type="string" calcext:value-type="string">
            <text:p>M</text:p>
          </table:table-cell>
          <table:table-cell table:formula="of:=CONCATENATE(&quot;3&quot;;RANDBETWEEN(100000000;999999999))" office:value-type="string" office:string-value="3566943503" calcext:value-type="string">
            <text:p>3566943503</text:p>
          </table:table-cell>
          <table:table-cell table:formula="of:=RANDBETWEEN(1000000;9999999)" office:value-type="float" office:value="8439017" calcext:value-type="float">
            <text:p>8439017</text:p>
          </table:table-cell>
          <table:table-cell table:formula="of:=CONCATENATE([.B15];[.C15];&quot;@mail.com&quot;)" office:value-type="string" office:string-value="GabrielAlvarado@mail.com" calcext:value-type="string">
            <text:p>GabrielAlvarado@mail.com</text:p>
          </table:table-cell>
          <table:table-cell table:formula="of:=CONCATENATE(RANDBETWEEN(1;31);&quot;/&quot;;RANDBETWEEN(1;12);&quot;/&quot;;RANDBETWEEN(1970;2000))" office:value-type="string" office:string-value="25/6/1999" calcext:value-type="string">
            <text:p>25/6/1999</text:p>
          </table:table-cell>
          <table:table-cell table:formula="of:=IF(RANDBETWEEN(1;2)=1;&quot;Bogota&quot;;IF(RANDBETWEEN(2;3)=2;&quot;Medellin&quot;;&quot;Cali&quot;))" office:value-type="string" office:string-value="Bogota" calcext:value-type="string">
            <text:p>Bogota</text:p>
          </table:table-cell>
          <table:table-cell table:formula="of:=IF([.D15]=&quot;CC&quot;;&quot;Colombia&quot;;&quot;&quot;)" office:value-type="string" office:string-value="Colombia" calcext:value-type="string">
            <text:p>Colombia</text:p>
          </table:table-cell>
          <table:table-cell table:formula="of:=IF(RANDBETWEEN(1;2)=1;&quot;Bogota&quot;;IF(RANDBETWEEN(2;3)=2;&quot;Medellin&quot;;&quot;Cali&quot;))" office:value-type="string" office:string-value="Cali" calcext:value-type="string">
            <text:p>Cali</text:p>
          </table:table-cell>
          <table:table-cell table:formula="of:=CONCATENATE(IF(RANDBETWEEN(1;2) = 1;&quot;Calle&quot;;&quot;Carrera&quot;);&quot;_&quot;;RANDBETWEEN(1;300);&quot;#&quot;;RANDBETWEEN(1;300))" office:value-type="string" office:string-value="Carrera_86#260" calcext:value-type="string">
            <text:p>Carrera_86#260</text:p>
          </table:table-cell>
          <table:table-cell table:formula="of:=CONCATENATE(&quot;Barrio_&quot;;RANDBETWEEN(1;20))" office:value-type="string" office:string-value="Barrio_13" calcext:value-type="string">
            <text:p>Barrio_13</text:p>
          </table:table-cell>
          <table:table-cell table:formula="of:=IF(RANDBETWEEN(1;2)=1;&quot;Ingeniero&quot;;IF(RANDBETWEEN(2;3)=2;&quot;Ciencias_sociales&quot;;IF(RANDBETWEEN(3;4)=3;&quot;Artes&quot;;&quot;Otros&quot;)))" office:value-type="string" office:string-value="Artes" calcext:value-type="string">
            <text:p>Artes</text:p>
          </table:table-cell>
          <table:table-cell table:formula="of:=IF(RANDBETWEEN(1;2) = 1;&quot;S&quot;;&quot;N&quot;)" office:value-type="string" office:string-value="S" calcext:value-type="string">
            <text:p>S</text:p>
          </table:table-cell>
          <table:table-cell table:formula="of:=IF([.Q15]=&quot;S&quot;;RANDBETWEEN(1;3);0)" office:value-type="float" office:value="3" calcext:value-type="float">
            <text:p>3</text:p>
          </table:table-cell>
          <table:table-cell table:formula="of:=RANDBETWEEN(1;1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rnesto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CC</text:p>
          </table:table-cell>
          <table:table-cell table:formula="of:=RANDBETWEEN(1000000000;9999999999)" office:value-type="float" office:value="5037585573" calcext:value-type="float">
            <text:p>5037585573</text:p>
          </table:table-cell>
          <table:table-cell office:value-type="string" calcext:value-type="string">
            <text:p>M</text:p>
          </table:table-cell>
          <table:table-cell table:formula="of:=CONCATENATE(&quot;3&quot;;RANDBETWEEN(100000000;999999999))" office:value-type="string" office:string-value="3993573937" calcext:value-type="string">
            <text:p>3993573937</text:p>
          </table:table-cell>
          <table:table-cell table:formula="of:=RANDBETWEEN(1000000;9999999)" office:value-type="float" office:value="3719392" calcext:value-type="float">
            <text:p>3719392</text:p>
          </table:table-cell>
          <table:table-cell table:formula="of:=CONCATENATE([.B16];[.C16];&quot;@mail.com&quot;)" office:value-type="string" office:string-value="ErnestoReyes@mail.com" calcext:value-type="string">
            <text:p>ErnestoReyes@mail.com</text:p>
          </table:table-cell>
          <table:table-cell table:formula="of:=CONCATENATE(RANDBETWEEN(1;31);&quot;/&quot;;RANDBETWEEN(1;12);&quot;/&quot;;RANDBETWEEN(1970;2000))" office:value-type="string" office:string-value="28/1/1988" calcext:value-type="string">
            <text:p>28/1/1988</text:p>
          </table:table-cell>
          <table:table-cell table:formula="of:=IF(RANDBETWEEN(1;2)=1;&quot;Bogota&quot;;IF(RANDBETWEEN(2;3)=2;&quot;Medellin&quot;;&quot;Cali&quot;))" office:value-type="string" office:string-value="Bogota" calcext:value-type="string">
            <text:p>Bogota</text:p>
          </table:table-cell>
          <table:table-cell table:formula="of:=IF([.D16]=&quot;CC&quot;;&quot;Colombia&quot;;&quot;&quot;)" office:value-type="string" office:string-value="Colombia" calcext:value-type="string">
            <text:p>Colombia</text:p>
          </table:table-cell>
          <table:table-cell table:formula="of:=IF(RANDBETWEEN(1;2)=1;&quot;Bogota&quot;;IF(RANDBETWEEN(2;3)=2;&quot;Medellin&quot;;&quot;Cali&quot;))" office:value-type="string" office:string-value="Bogota" calcext:value-type="string">
            <text:p>Bogota</text:p>
          </table:table-cell>
          <table:table-cell table:formula="of:=CONCATENATE(IF(RANDBETWEEN(1;2) = 1;&quot;Calle&quot;;&quot;Carrera&quot;);&quot;_&quot;;RANDBETWEEN(1;300);&quot;#&quot;;RANDBETWEEN(1;300))" office:value-type="string" office:string-value="Carrera_142#27" calcext:value-type="string">
            <text:p>Carrera_142#27</text:p>
          </table:table-cell>
          <table:table-cell table:formula="of:=CONCATENATE(&quot;Barrio_&quot;;RANDBETWEEN(1;20))" office:value-type="string" office:string-value="Barrio_10" calcext:value-type="string">
            <text:p>Barrio_10</text:p>
          </table:table-cell>
          <table:table-cell table:formula="of:=IF(RANDBETWEEN(1;2)=1;&quot;Ingeniero&quot;;IF(RANDBETWEEN(2;3)=2;&quot;Ciencias_sociales&quot;;IF(RANDBETWEEN(3;4)=3;&quot;Artes&quot;;&quot;Otros&quot;)))" office:value-type="string" office:string-value="Ciencias_sociales" calcext:value-type="string">
            <text:p>Ciencias_sociales</text:p>
          </table:table-cell>
          <table:table-cell table:formula="of:=IF(RANDBETWEEN(1;2) = 1;&quot;S&quot;;&quot;N&quot;)" office:value-type="string" office:string-value="S" calcext:value-type="string">
            <text:p>S</text:p>
          </table:table-cell>
          <table:table-cell table:formula="of:=IF([.Q16]=&quot;S&quot;;RANDBETWEEN(1;3);0)" office:value-type="float" office:value="1" calcext:value-type="float">
            <text:p>1</text:p>
          </table:table-cell>
          <table:table-cell table:formula="of:=RANDBETWEEN(1;1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CC</text:p>
          </table:table-cell>
          <table:table-cell table:formula="of:=RANDBETWEEN(1000000000;9999999999)" office:value-type="float" office:value="1651696881" calcext:value-type="float">
            <text:p>1651696881</text:p>
          </table:table-cell>
          <table:table-cell office:value-type="string" calcext:value-type="string">
            <text:p>M</text:p>
          </table:table-cell>
          <table:table-cell table:formula="of:=CONCATENATE(&quot;3&quot;;RANDBETWEEN(100000000;999999999))" office:value-type="string" office:string-value="3118914226" calcext:value-type="string">
            <text:p>3118914226</text:p>
          </table:table-cell>
          <table:table-cell table:formula="of:=RANDBETWEEN(1000000;9999999)" office:value-type="float" office:value="1409509" calcext:value-type="float">
            <text:p>1409509</text:p>
          </table:table-cell>
          <table:table-cell table:formula="of:=CONCATENATE([.B17];[.C17];&quot;@mail.com&quot;)" office:value-type="string" office:string-value="JuanDiaz@mail.com" calcext:value-type="string">
            <text:p>JuanDiaz@mail.com</text:p>
          </table:table-cell>
          <table:table-cell table:formula="of:=CONCATENATE(RANDBETWEEN(1;31);&quot;/&quot;;RANDBETWEEN(1;12);&quot;/&quot;;RANDBETWEEN(1970;2000))" office:value-type="string" office:string-value="4/7/1998" calcext:value-type="string">
            <text:p>4/7/1998</text:p>
          </table:table-cell>
          <table:table-cell table:formula="of:=IF(RANDBETWEEN(1;2)=1;&quot;Bogota&quot;;IF(RANDBETWEEN(2;3)=2;&quot;Medellin&quot;;&quot;Cali&quot;))" office:value-type="string" office:string-value="Cali" calcext:value-type="string">
            <text:p>Cali</text:p>
          </table:table-cell>
          <table:table-cell table:formula="of:=IF([.D17]=&quot;CC&quot;;&quot;Colombia&quot;;&quot;&quot;)" office:value-type="string" office:string-value="Colombia" calcext:value-type="string">
            <text:p>Colombia</text:p>
          </table:table-cell>
          <table:table-cell table:formula="of:=IF(RANDBETWEEN(1;2)=1;&quot;Bogota&quot;;IF(RANDBETWEEN(2;3)=2;&quot;Medellin&quot;;&quot;Cali&quot;))" office:value-type="string" office:string-value="Cali" calcext:value-type="string">
            <text:p>Cali</text:p>
          </table:table-cell>
          <table:table-cell table:formula="of:=CONCATENATE(IF(RANDBETWEEN(1;2) = 1;&quot;Calle&quot;;&quot;Carrera&quot;);&quot;_&quot;;RANDBETWEEN(1;300);&quot;#&quot;;RANDBETWEEN(1;300))" office:value-type="string" office:string-value="Calle_101#8" calcext:value-type="string">
            <text:p>Calle_101#8</text:p>
          </table:table-cell>
          <table:table-cell table:formula="of:=CONCATENATE(&quot;Barrio_&quot;;RANDBETWEEN(1;20))" office:value-type="string" office:string-value="Barrio_1" calcext:value-type="string">
            <text:p>Barrio_1</text:p>
          </table:table-cell>
          <table:table-cell table:formula="of:=IF(RANDBETWEEN(1;2)=1;&quot;Ingeniero&quot;;IF(RANDBETWEEN(2;3)=2;&quot;Ciencias_sociales&quot;;IF(RANDBETWEEN(3;4)=3;&quot;Artes&quot;;&quot;Otros&quot;)))" office:value-type="string" office:string-value="Ingeniero" calcext:value-type="string">
            <text:p>Ingeniero</text:p>
          </table:table-cell>
          <table:table-cell table:formula="of:=IF(RANDBETWEEN(1;2) = 1;&quot;S&quot;;&quot;N&quot;)" office:value-type="string" office:string-value="S" calcext:value-type="string">
            <text:p>S</text:p>
          </table:table-cell>
          <table:table-cell table:formula="of:=IF([.Q17]=&quot;S&quot;;RANDBETWEEN(1;3);0)" office:value-type="float" office:value="3" calcext:value-type="float">
            <text:p>3</text:p>
          </table:table-cell>
          <table:table-cell table:formula="of:=RANDBETWEEN(1;1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CC</text:p>
          </table:table-cell>
          <table:table-cell table:formula="of:=RANDBETWEEN(1000000000;9999999999)" office:value-type="float" office:value="7608950472" calcext:value-type="float">
            <text:p>7608950472</text:p>
          </table:table-cell>
          <table:table-cell office:value-type="string" calcext:value-type="string">
            <text:p>M</text:p>
          </table:table-cell>
          <table:table-cell table:formula="of:=CONCATENATE(&quot;3&quot;;RANDBETWEEN(100000000;999999999))" office:value-type="string" office:string-value="3951283578" calcext:value-type="string">
            <text:p>3951283578</text:p>
          </table:table-cell>
          <table:table-cell table:formula="of:=RANDBETWEEN(1000000;9999999)" office:value-type="float" office:value="7235761" calcext:value-type="float">
            <text:p>7235761</text:p>
          </table:table-cell>
          <table:table-cell table:formula="of:=CONCATENATE([.B18];[.C18];&quot;@mail.com&quot;)" office:value-type="string" office:string-value="FelipeGarcia@mail.com" calcext:value-type="string">
            <text:p>FelipeGarcia@mail.com</text:p>
          </table:table-cell>
          <table:table-cell table:formula="of:=CONCATENATE(RANDBETWEEN(1;31);&quot;/&quot;;RANDBETWEEN(1;12);&quot;/&quot;;RANDBETWEEN(1970;2000))" office:value-type="string" office:string-value="10/8/1992" calcext:value-type="string">
            <text:p>10/8/1992</text:p>
          </table:table-cell>
          <table:table-cell table:formula="of:=IF(RANDBETWEEN(1;2)=1;&quot;Bogota&quot;;IF(RANDBETWEEN(2;3)=2;&quot;Medellin&quot;;&quot;Cali&quot;))" office:value-type="string" office:string-value="Bogota" calcext:value-type="string">
            <text:p>Bogota</text:p>
          </table:table-cell>
          <table:table-cell table:formula="of:=IF([.D18]=&quot;CC&quot;;&quot;Colombia&quot;;&quot;&quot;)" office:value-type="string" office:string-value="Colombia" calcext:value-type="string">
            <text:p>Colombia</text:p>
          </table:table-cell>
          <table:table-cell table:formula="of:=IF(RANDBETWEEN(1;2)=1;&quot;Bogota&quot;;IF(RANDBETWEEN(2;3)=2;&quot;Medellin&quot;;&quot;Cali&quot;))" office:value-type="string" office:string-value="Bogota" calcext:value-type="string">
            <text:p>Bogota</text:p>
          </table:table-cell>
          <table:table-cell table:formula="of:=CONCATENATE(IF(RANDBETWEEN(1;2) = 1;&quot;Calle&quot;;&quot;Carrera&quot;);&quot;_&quot;;RANDBETWEEN(1;300);&quot;#&quot;;RANDBETWEEN(1;300))" office:value-type="string" office:string-value="Carrera_206#243" calcext:value-type="string">
            <text:p>Carrera_206#243</text:p>
          </table:table-cell>
          <table:table-cell table:formula="of:=CONCATENATE(&quot;Barrio_&quot;;RANDBETWEEN(1;20))" office:value-type="string" office:string-value="Barrio_18" calcext:value-type="string">
            <text:p>Barrio_18</text:p>
          </table:table-cell>
          <table:table-cell table:formula="of:=IF(RANDBETWEEN(1;2)=1;&quot;Ingeniero&quot;;IF(RANDBETWEEN(2;3)=2;&quot;Ciencias_sociales&quot;;IF(RANDBETWEEN(3;4)=3;&quot;Artes&quot;;&quot;Otros&quot;)))" office:value-type="string" office:string-value="Ingeniero" calcext:value-type="string">
            <text:p>Ingeniero</text:p>
          </table:table-cell>
          <table:table-cell table:formula="of:=IF(RANDBETWEEN(1;2) = 1;&quot;S&quot;;&quot;N&quot;)" office:value-type="string" office:string-value="N" calcext:value-type="string">
            <text:p>N</text:p>
          </table:table-cell>
          <table:table-cell table:formula="of:=IF([.Q18]=&quot;S&quot;;RANDBETWEEN(1;3);0)"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aime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CE</text:p>
          </table:table-cell>
          <table:table-cell table:formula="of:=RANDBETWEEN(1000000000;9999999999)" office:value-type="float" office:value="2147055538" calcext:value-type="float">
            <text:p>2147055538</text:p>
          </table:table-cell>
          <table:table-cell office:value-type="string" calcext:value-type="string">
            <text:p>M</text:p>
          </table:table-cell>
          <table:table-cell table:formula="of:=CONCATENATE(&quot;3&quot;;RANDBETWEEN(100000000;999999999))" office:value-type="string" office:string-value="3882715418" calcext:value-type="string">
            <text:p>3882715418</text:p>
          </table:table-cell>
          <table:table-cell table:formula="of:=RANDBETWEEN(1000000;9999999)" office:value-type="float" office:value="1291444" calcext:value-type="float">
            <text:p>1291444</text:p>
          </table:table-cell>
          <table:table-cell table:formula="of:=CONCATENATE([.B19];[.C19];&quot;@mail.com&quot;)" office:value-type="string" office:string-value="JaimeWayne@mail.com" calcext:value-type="string">
            <text:p>JaimeWayne@mail.com</text:p>
          </table:table-cell>
          <table:table-cell table:formula="of:=CONCATENATE(RANDBETWEEN(1;31);&quot;/&quot;;RANDBETWEEN(1;12);&quot;/&quot;;RANDBETWEEN(1970;2000))" office:value-type="string" office:string-value="22/3/1979" calcext:value-type="string">
            <text:p>22/3/1979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hile</text:p>
          </table:table-cell>
          <table:table-cell table:formula="of:=IF(RANDBETWEEN(1;2)=1;&quot;Bogota&quot;;IF(RANDBETWEEN(2;3)=2;&quot;Medellin&quot;;&quot;Cali&quot;))" office:value-type="string" office:string-value="Cali" calcext:value-type="string">
            <text:p>Cali</text:p>
          </table:table-cell>
          <table:table-cell table:formula="of:=CONCATENATE(IF(RANDBETWEEN(1;2) = 1;&quot;Calle&quot;;&quot;Carrera&quot;);&quot;_&quot;;RANDBETWEEN(1;300);&quot;#&quot;;RANDBETWEEN(1;300))" office:value-type="string" office:string-value="Carrera_60#219" calcext:value-type="string">
            <text:p>Carrera_60#219</text:p>
          </table:table-cell>
          <table:table-cell table:formula="of:=CONCATENATE(&quot;Barrio_&quot;;RANDBETWEEN(1;20))" office:value-type="string" office:string-value="Barrio_20" calcext:value-type="string">
            <text:p>Barrio_20</text:p>
          </table:table-cell>
          <table:table-cell table:formula="of:=IF(RANDBETWEEN(1;2)=1;&quot;Ingeniero&quot;;IF(RANDBETWEEN(2;3)=2;&quot;Ciencias_sociales&quot;;IF(RANDBETWEEN(3;4)=3;&quot;Artes&quot;;&quot;Otros&quot;)))" office:value-type="string" office:string-value="Otros" calcext:value-type="string">
            <text:p>Otros</text:p>
          </table:table-cell>
          <table:table-cell table:formula="of:=IF(RANDBETWEEN(1;2) = 1;&quot;S&quot;;&quot;N&quot;)" office:value-type="string" office:string-value="N" calcext:value-type="string">
            <text:p>N</text:p>
          </table:table-cell>
          <table:table-cell table:formula="of:=IF([.Q19]=&quot;S&quot;;RANDBETWEEN(1;3);0)"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ida</text:p>
          </table:table-cell>
          <table:table-cell office:value-type="string" calcext:value-type="string">
            <text:p>Toriyama</text:p>
          </table:table-cell>
          <table:table-cell office:value-type="string" calcext:value-type="string">
            <text:p>CE</text:p>
          </table:table-cell>
          <table:table-cell table:formula="of:=RANDBETWEEN(1000000000;9999999999)" office:value-type="float" office:value="5266833757" calcext:value-type="float">
            <text:p>5266833757</text:p>
          </table:table-cell>
          <table:table-cell office:value-type="string" calcext:value-type="string">
            <text:p>F</text:p>
          </table:table-cell>
          <table:table-cell table:formula="of:=CONCATENATE(&quot;3&quot;;RANDBETWEEN(100000000;999999999))" office:value-type="string" office:string-value="3492095429" calcext:value-type="string">
            <text:p>3492095429</text:p>
          </table:table-cell>
          <table:table-cell table:formula="of:=RANDBETWEEN(1000000;9999999)" office:value-type="float" office:value="7725066" calcext:value-type="float">
            <text:p>7725066</text:p>
          </table:table-cell>
          <table:table-cell table:formula="of:=CONCATENATE([.B20];[.C20];&quot;@mail.com&quot;)" office:value-type="string" office:string-value="LidaToriyama@mail.com" calcext:value-type="string">
            <text:p>LidaToriyama@mail.com</text:p>
          </table:table-cell>
          <table:table-cell table:formula="of:=CONCATENATE(RANDBETWEEN(1;31);&quot;/&quot;;RANDBETWEEN(1;12);&quot;/&quot;;RANDBETWEEN(1970;2000))" office:value-type="string" office:string-value="4/4/1993" calcext:value-type="string">
            <text:p>4/4/1993</text:p>
          </table:table-cell>
          <table:table-cell office:value-type="string" calcext:value-type="string">
            <text:p>Tokio</text:p>
          </table:table-cell>
          <table:table-cell office:value-type="string" calcext:value-type="string">
            <text:p>Japon</text:p>
          </table:table-cell>
          <table:table-cell table:formula="of:=IF(RANDBETWEEN(1;2)=1;&quot;Bogota&quot;;IF(RANDBETWEEN(2;3)=2;&quot;Medellin&quot;;&quot;Cali&quot;))" office:value-type="string" office:string-value="Bogota" calcext:value-type="string">
            <text:p>Bogota</text:p>
          </table:table-cell>
          <table:table-cell table:formula="of:=CONCATENATE(IF(RANDBETWEEN(1;2) = 1;&quot;Calle&quot;;&quot;Carrera&quot;);&quot;_&quot;;RANDBETWEEN(1;300);&quot;#&quot;;RANDBETWEEN(1;300))" office:value-type="string" office:string-value="Calle_214#23" calcext:value-type="string">
            <text:p>Calle_214#23</text:p>
          </table:table-cell>
          <table:table-cell table:formula="of:=CONCATENATE(&quot;Barrio_&quot;;RANDBETWEEN(1;20))" office:value-type="string" office:string-value="Barrio_3" calcext:value-type="string">
            <text:p>Barrio_3</text:p>
          </table:table-cell>
          <table:table-cell table:formula="of:=IF(RANDBETWEEN(1;2)=1;&quot;Ingeniero&quot;;IF(RANDBETWEEN(2;3)=2;&quot;Ciencias_sociales&quot;;IF(RANDBETWEEN(3;4)=3;&quot;Artes&quot;;&quot;Otros&quot;)))" office:value-type="string" office:string-value="Ingeniero" calcext:value-type="string">
            <text:p>Ingeniero</text:p>
          </table:table-cell>
          <table:table-cell table:formula="of:=IF(RANDBETWEEN(1;2) = 1;&quot;S&quot;;&quot;N&quot;)" office:value-type="string" office:string-value="N" calcext:value-type="string">
            <text:p>N</text:p>
          </table:table-cell>
          <table:table-cell table:formula="of:=IF([.Q20]=&quot;S&quot;;RANDBETWEEN(1;3);0)"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Velandia</text:p>
          </table:table-cell>
          <table:table-cell office:value-type="string" calcext:value-type="string">
            <text:p>CC</text:p>
          </table:table-cell>
          <table:table-cell table:formula="of:=RANDBETWEEN(1000000000;9999999999)" office:value-type="float" office:value="9063477601" calcext:value-type="float">
            <text:p>9063477601</text:p>
          </table:table-cell>
          <table:table-cell office:value-type="string" calcext:value-type="string">
            <text:p>M</text:p>
          </table:table-cell>
          <table:table-cell table:formula="of:=CONCATENATE(&quot;3&quot;;RANDBETWEEN(100000000;999999999))" office:value-type="string" office:string-value="3805035173" calcext:value-type="string">
            <text:p>3805035173</text:p>
          </table:table-cell>
          <table:table-cell table:formula="of:=RANDBETWEEN(1000000;9999999)" office:value-type="float" office:value="6560822" calcext:value-type="float">
            <text:p>6560822</text:p>
          </table:table-cell>
          <table:table-cell table:formula="of:=CONCATENATE([.B21];[.C21];&quot;@mail.com&quot;)" office:value-type="string" office:string-value="DanielVelandia@mail.com" calcext:value-type="string">
            <text:p>DanielVelandia@mail.com</text:p>
          </table:table-cell>
          <table:table-cell table:formula="of:=CONCATENATE(RANDBETWEEN(1;31);&quot;/&quot;;RANDBETWEEN(1;12);&quot;/&quot;;RANDBETWEEN(1970;2000))" office:value-type="string" office:string-value="6/11/1982" calcext:value-type="string">
            <text:p>6/11/1982</text:p>
          </table:table-cell>
          <table:table-cell table:formula="of:=IF(RANDBETWEEN(1;2)=1;&quot;Bogota&quot;;IF(RANDBETWEEN(2;3)=2;&quot;Medellin&quot;;&quot;Cali&quot;))" office:value-type="string" office:string-value="Cali" calcext:value-type="string">
            <text:p>Cali</text:p>
          </table:table-cell>
          <table:table-cell table:formula="of:=IF([.D21]=&quot;CC&quot;;&quot;Colombia&quot;;&quot;&quot;)" office:value-type="string" office:string-value="Colombia" calcext:value-type="string">
            <text:p>Colombia</text:p>
          </table:table-cell>
          <table:table-cell table:formula="of:=IF(RANDBETWEEN(1;2)=1;&quot;Bogota&quot;;IF(RANDBETWEEN(2;3)=2;&quot;Medellin&quot;;&quot;Cali&quot;))" office:value-type="string" office:string-value="Medellin" calcext:value-type="string">
            <text:p>Medellin</text:p>
          </table:table-cell>
          <table:table-cell table:formula="of:=CONCATENATE(IF(RANDBETWEEN(1;2) = 1;&quot;Calle&quot;;&quot;Carrera&quot;);&quot;_&quot;;RANDBETWEEN(1;300);&quot;#&quot;;RANDBETWEEN(1;300))" office:value-type="string" office:string-value="Carrera_92#195" calcext:value-type="string">
            <text:p>Carrera_92#195</text:p>
          </table:table-cell>
          <table:table-cell table:formula="of:=CONCATENATE(&quot;Barrio_&quot;;RANDBETWEEN(1;20))" office:value-type="string" office:string-value="Barrio_12" calcext:value-type="string">
            <text:p>Barrio_12</text:p>
          </table:table-cell>
          <table:table-cell table:formula="of:=IF(RANDBETWEEN(1;2)=1;&quot;Ingeniero&quot;;IF(RANDBETWEEN(2;3)=2;&quot;Ciencias_sociales&quot;;IF(RANDBETWEEN(3;4)=3;&quot;Artes&quot;;&quot;Otros&quot;)))" office:value-type="string" office:string-value="Ciencias_sociales" calcext:value-type="string">
            <text:p>Ciencias_sociales</text:p>
          </table:table-cell>
          <table:table-cell table:formula="of:=IF(RANDBETWEEN(1;2) = 1;&quot;S&quot;;&quot;N&quot;)" office:value-type="string" office:string-value="S" calcext:value-type="string">
            <text:p>S</text:p>
          </table:table-cell>
          <table:table-cell table:formula="of:=IF([.Q21]=&quot;S&quot;;RANDBETWEEN(1;3);0)" office:value-type="float" office:value="1" calcext:value-type="float">
            <text:p>1</text:p>
          </table:table-cell>
          <table:table-cell table:formula="of:=RANDBETWEEN(1;1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lonka</text:p>
          </table:table-cell>
          <table:table-cell office:value-type="string" calcext:value-type="string">
            <text:p>Obilinovich</text:p>
          </table:table-cell>
          <table:table-cell office:value-type="string" calcext:value-type="string">
            <text:p>CE</text:p>
          </table:table-cell>
          <table:table-cell table:formula="of:=RANDBETWEEN(1000000000;9999999999)" office:value-type="float" office:value="8540197394" calcext:value-type="float">
            <text:p>8540197394</text:p>
          </table:table-cell>
          <table:table-cell office:value-type="string" calcext:value-type="string">
            <text:p>F</text:p>
          </table:table-cell>
          <table:table-cell table:formula="of:=CONCATENATE(&quot;3&quot;;RANDBETWEEN(100000000;999999999))" office:value-type="string" office:string-value="3907186543" calcext:value-type="string">
            <text:p>3907186543</text:p>
          </table:table-cell>
          <table:table-cell table:formula="of:=RANDBETWEEN(1000000;9999999)" office:value-type="float" office:value="7366115" calcext:value-type="float">
            <text:p>7366115</text:p>
          </table:table-cell>
          <table:table-cell table:formula="of:=CONCATENATE([.B22];[.C22];&quot;@mail.com&quot;)" office:value-type="string" office:string-value="IlonkaObilinovich@mail.com" calcext:value-type="string">
            <text:p>IlonkaObilinovich@mail.com</text:p>
          </table:table-cell>
          <table:table-cell table:formula="of:=CONCATENATE(RANDBETWEEN(1;31);&quot;/&quot;;RANDBETWEEN(1;12);&quot;/&quot;;RANDBETWEEN(1970;2000))" office:value-type="string" office:string-value="25/4/1970" calcext:value-type="string">
            <text:p>25/4/1970</text:p>
          </table:table-cell>
          <table:table-cell office:value-type="string" calcext:value-type="string">
            <text:p>Antofagasta</text:p>
          </table:table-cell>
          <table:table-cell office:value-type="string" calcext:value-type="string">
            <text:p>Chile</text:p>
          </table:table-cell>
          <table:table-cell table:formula="of:=IF(RANDBETWEEN(1;2)=1;&quot;Bogota&quot;;IF(RANDBETWEEN(2;3)=2;&quot;Medellin&quot;;&quot;Cali&quot;))" office:value-type="string" office:string-value="Bogota" calcext:value-type="string">
            <text:p>Bogota</text:p>
          </table:table-cell>
          <table:table-cell table:formula="of:=CONCATENATE(IF(RANDBETWEEN(1;2) = 1;&quot;Calle&quot;;&quot;Carrera&quot;);&quot;_&quot;;RANDBETWEEN(1;300);&quot;#&quot;;RANDBETWEEN(1;300))" office:value-type="string" office:string-value="Carrera_261#143" calcext:value-type="string">
            <text:p>Carrera_261#143</text:p>
          </table:table-cell>
          <table:table-cell table:formula="of:=CONCATENATE(&quot;Barrio_&quot;;RANDBETWEEN(1;20))" office:value-type="string" office:string-value="Barrio_11" calcext:value-type="string">
            <text:p>Barrio_11</text:p>
          </table:table-cell>
          <table:table-cell table:formula="of:=IF(RANDBETWEEN(1;2)=1;&quot;Ingeniero&quot;;IF(RANDBETWEEN(2;3)=2;&quot;Ciencias_sociales&quot;;IF(RANDBETWEEN(3;4)=3;&quot;Artes&quot;;&quot;Otros&quot;)))" office:value-type="string" office:string-value="Ingeniero" calcext:value-type="string">
            <text:p>Ingeniero</text:p>
          </table:table-cell>
          <table:table-cell table:formula="of:=IF(RANDBETWEEN(1;2) = 1;&quot;S&quot;;&quot;N&quot;)" office:value-type="string" office:string-value="N" calcext:value-type="string">
            <text:p>N</text:p>
          </table:table-cell>
          <table:table-cell table:formula="of:=IF([.Q22]=&quot;S&quot;;RANDBETWEEN(1;3);0)"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Winstead</text:p>
          </table:table-cell>
          <table:table-cell office:value-type="string" calcext:value-type="string">
            <text:p>CE</text:p>
          </table:table-cell>
          <table:table-cell table:formula="of:=RANDBETWEEN(1000000000;9999999999)" office:value-type="float" office:value="8533038998" calcext:value-type="float">
            <text:p>8533038998</text:p>
          </table:table-cell>
          <table:table-cell office:value-type="string" calcext:value-type="string">
            <text:p>F</text:p>
          </table:table-cell>
          <table:table-cell table:formula="of:=CONCATENATE(&quot;3&quot;;RANDBETWEEN(100000000;999999999))" office:value-type="string" office:string-value="3794760633" calcext:value-type="string">
            <text:p>3794760633</text:p>
          </table:table-cell>
          <table:table-cell table:formula="of:=RANDBETWEEN(1000000;9999999)" office:value-type="float" office:value="1097090" calcext:value-type="float">
            <text:p>1097090</text:p>
          </table:table-cell>
          <table:table-cell table:formula="of:=CONCATENATE([.B23];[.C23];&quot;@mail.com&quot;)" office:value-type="string" office:string-value="MaryWinstead@mail.com" calcext:value-type="string">
            <text:p>MaryWinstead@mail.com</text:p>
          </table:table-cell>
          <table:table-cell table:formula="of:=CONCATENATE(RANDBETWEEN(1;31);&quot;/&quot;;RANDBETWEEN(1;12);&quot;/&quot;;RANDBETWEEN(1970;2000))" office:value-type="string" office:string-value="8/6/1978" calcext:value-type="string">
            <text:p>8/6/1978</text:p>
          </table:table-cell>
          <table:table-cell table:formula="of:=IF(RANDBETWEEN(1;2)=1;&quot;Bogota&quot;;IF(RANDBETWEEN(2;3)=2;&quot;Medellin&quot;;&quot;Cali&quot;))" office:value-type="string" office:string-value="Bogota" calcext:value-type="string">
            <text:p>Bogota</text:p>
          </table:table-cell>
          <table:table-cell office:value-type="string" calcext:value-type="string">
            <text:p>Inglaterra</text:p>
          </table:table-cell>
          <table:table-cell table:formula="of:=IF(RANDBETWEEN(1;2)=1;&quot;Bogota&quot;;IF(RANDBETWEEN(2;3)=2;&quot;Medellin&quot;;&quot;Cali&quot;))" office:value-type="string" office:string-value="Medellin" calcext:value-type="string">
            <text:p>Medellin</text:p>
          </table:table-cell>
          <table:table-cell table:formula="of:=CONCATENATE(IF(RANDBETWEEN(1;2) = 1;&quot;Calle&quot;;&quot;Carrera&quot;);&quot;_&quot;;RANDBETWEEN(1;300);&quot;#&quot;;RANDBETWEEN(1;300))" office:value-type="string" office:string-value="Calle_296#275" calcext:value-type="string">
            <text:p>Calle_296#275</text:p>
          </table:table-cell>
          <table:table-cell table:formula="of:=CONCATENATE(&quot;Barrio_&quot;;RANDBETWEEN(1;20))" office:value-type="string" office:string-value="Barrio_5" calcext:value-type="string">
            <text:p>Barrio_5</text:p>
          </table:table-cell>
          <table:table-cell table:formula="of:=IF(RANDBETWEEN(1;2)=1;&quot;Ingeniero&quot;;IF(RANDBETWEEN(2;3)=2;&quot;Ciencias_sociales&quot;;IF(RANDBETWEEN(3;4)=3;&quot;Artes&quot;;&quot;Otros&quot;)))" office:value-type="string" office:string-value="Artes" calcext:value-type="string">
            <text:p>Artes</text:p>
          </table:table-cell>
          <table:table-cell table:formula="of:=IF(RANDBETWEEN(1;2) = 1;&quot;S&quot;;&quot;N&quot;)" office:value-type="string" office:string-value="S" calcext:value-type="string">
            <text:p>S</text:p>
          </table:table-cell>
          <table:table-cell table:formula="of:=IF([.Q23]=&quot;S&quot;;RANDBETWEEN(1;3);0)" office:value-type="float" office:value="1" calcext:value-type="float">
            <text:p>1</text:p>
          </table:table-cell>
          <table:table-cell table:formula="of:=RANDBETWEEN(1;1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Olsen</text:p>
          </table:table-cell>
          <table:table-cell office:value-type="string" calcext:value-type="string">
            <text:p>CE</text:p>
          </table:table-cell>
          <table:table-cell table:formula="of:=RANDBETWEEN(1000000000;9999999999)" office:value-type="float" office:value="7857075616" calcext:value-type="float">
            <text:p>7857075616</text:p>
          </table:table-cell>
          <table:table-cell office:value-type="string" calcext:value-type="string">
            <text:p>F</text:p>
          </table:table-cell>
          <table:table-cell table:formula="of:=CONCATENATE(&quot;3&quot;;RANDBETWEEN(100000000;999999999))" office:value-type="string" office:string-value="3519600939" calcext:value-type="string">
            <text:p>3519600939</text:p>
          </table:table-cell>
          <table:table-cell table:formula="of:=RANDBETWEEN(1000000;9999999)" office:value-type="float" office:value="8981728" calcext:value-type="float">
            <text:p>8981728</text:p>
          </table:table-cell>
          <table:table-cell table:formula="of:=CONCATENATE([.B24];[.C24];&quot;@mail.com&quot;)" office:value-type="string" office:string-value="ElizabethOlsen@mail.com" calcext:value-type="string">
            <text:p>ElizabethOlsen@mail.com</text:p>
          </table:table-cell>
          <table:table-cell table:formula="of:=CONCATENATE(RANDBETWEEN(1;31);&quot;/&quot;;RANDBETWEEN(1;12);&quot;/&quot;;RANDBETWEEN(1970;2000))" office:value-type="string" office:string-value="2/6/1981" calcext:value-type="string">
            <text:p>2/6/198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Ecuador</text:p>
          </table:table-cell>
          <table:table-cell table:formula="of:=IF(RANDBETWEEN(1;2)=1;&quot;Bogota&quot;;IF(RANDBETWEEN(2;3)=2;&quot;Medellin&quot;;&quot;Cali&quot;))" office:value-type="string" office:string-value="Bogota" calcext:value-type="string">
            <text:p>Bogota</text:p>
          </table:table-cell>
          <table:table-cell table:formula="of:=CONCATENATE(IF(RANDBETWEEN(1;2) = 1;&quot;Calle&quot;;&quot;Carrera&quot;);&quot;_&quot;;RANDBETWEEN(1;300);&quot;#&quot;;RANDBETWEEN(1;300))" office:value-type="string" office:string-value="Calle_232#124" calcext:value-type="string">
            <text:p>Calle_232#124</text:p>
          </table:table-cell>
          <table:table-cell table:formula="of:=CONCATENATE(&quot;Barrio_&quot;;RANDBETWEEN(1;20))" office:value-type="string" office:string-value="Barrio_8" calcext:value-type="string">
            <text:p>Barrio_8</text:p>
          </table:table-cell>
          <table:table-cell table:formula="of:=IF(RANDBETWEEN(1;2)=1;&quot;Ingeniero&quot;;IF(RANDBETWEEN(2;3)=2;&quot;Ciencias_sociales&quot;;IF(RANDBETWEEN(3;4)=3;&quot;Artes&quot;;&quot;Otros&quot;)))" office:value-type="string" office:string-value="Ciencias_sociales" calcext:value-type="string">
            <text:p>Ciencias_sociales</text:p>
          </table:table-cell>
          <table:table-cell table:formula="of:=IF(RANDBETWEEN(1;2) = 1;&quot;S&quot;;&quot;N&quot;)" office:value-type="string" office:string-value="S" calcext:value-type="string">
            <text:p>S</text:p>
          </table:table-cell>
          <table:table-cell table:formula="of:=IF([.Q24]=&quot;S&quot;;RANDBETWEEN(1;3);0)" office:value-type="float" office:value="1" calcext:value-type="float">
            <text:p>1</text:p>
          </table:table-cell>
          <table:table-cell table:formula="of:=RANDBETWEEN(1;1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CC</text:p>
          </table:table-cell>
          <table:table-cell table:formula="of:=RANDBETWEEN(1000000000;9999999999)" office:value-type="float" office:value="3749093286" calcext:value-type="float">
            <text:p>3749093286</text:p>
          </table:table-cell>
          <table:table-cell office:value-type="string" calcext:value-type="string">
            <text:p>F</text:p>
          </table:table-cell>
          <table:table-cell table:formula="of:=CONCATENATE(&quot;3&quot;;RANDBETWEEN(100000000;999999999))" office:value-type="string" office:string-value="3955021866" calcext:value-type="string">
            <text:p>3955021866</text:p>
          </table:table-cell>
          <table:table-cell table:formula="of:=RANDBETWEEN(1000000;9999999)" office:value-type="float" office:value="9470536" calcext:value-type="float">
            <text:p>9470536</text:p>
          </table:table-cell>
          <table:table-cell table:formula="of:=CONCATENATE([.B25];[.C25];&quot;@mail.com&quot;)" office:value-type="string" office:string-value="SusanRamirez@mail.com" calcext:value-type="string">
            <text:p>SusanRamirez@mail.com</text:p>
          </table:table-cell>
          <table:table-cell table:formula="of:=CONCATENATE(RANDBETWEEN(1;31);&quot;/&quot;;RANDBETWEEN(1;12);&quot;/&quot;;RANDBETWEEN(1970;2000))" office:value-type="string" office:string-value="24/2/1975" calcext:value-type="string">
            <text:p>24/2/1975</text:p>
          </table:table-cell>
          <table:table-cell table:formula="of:=IF(RANDBETWEEN(1;2)=1;&quot;Bogota&quot;;IF(RANDBETWEEN(2;3)=2;&quot;Medellin&quot;;&quot;Cali&quot;))" office:value-type="string" office:string-value="Bogota" calcext:value-type="string">
            <text:p>Bogota</text:p>
          </table:table-cell>
          <table:table-cell table:formula="of:=IF([.D25]=&quot;CC&quot;;&quot;Colombia&quot;;&quot;&quot;)" office:value-type="string" office:string-value="Colombia" calcext:value-type="string">
            <text:p>Colombia</text:p>
          </table:table-cell>
          <table:table-cell table:formula="of:=IF(RANDBETWEEN(1;2)=1;&quot;Bogota&quot;;IF(RANDBETWEEN(2;3)=2;&quot;Medellin&quot;;&quot;Cali&quot;))" office:value-type="string" office:string-value="Bogota" calcext:value-type="string">
            <text:p>Bogota</text:p>
          </table:table-cell>
          <table:table-cell table:formula="of:=CONCATENATE(IF(RANDBETWEEN(1;2) = 1;&quot;Calle&quot;;&quot;Carrera&quot;);&quot;_&quot;;RANDBETWEEN(1;300);&quot;#&quot;;RANDBETWEEN(1;300))" office:value-type="string" office:string-value="Calle_121#201" calcext:value-type="string">
            <text:p>Calle_121#201</text:p>
          </table:table-cell>
          <table:table-cell table:formula="of:=CONCATENATE(&quot;Barrio_&quot;;RANDBETWEEN(1;20))" office:value-type="string" office:string-value="Barrio_4" calcext:value-type="string">
            <text:p>Barrio_4</text:p>
          </table:table-cell>
          <table:table-cell table:formula="of:=IF(RANDBETWEEN(1;2)=1;&quot;Ingeniero&quot;;IF(RANDBETWEEN(2;3)=2;&quot;Ciencias_sociales&quot;;IF(RANDBETWEEN(3;4)=3;&quot;Artes&quot;;&quot;Otros&quot;)))" office:value-type="string" office:string-value="Ciencias_sociales" calcext:value-type="string">
            <text:p>Ciencias_sociales</text:p>
          </table:table-cell>
          <table:table-cell table:formula="of:=IF(RANDBETWEEN(1;2) = 1;&quot;S&quot;;&quot;N&quot;)" office:value-type="string" office:string-value="S" calcext:value-type="string">
            <text:p>S</text:p>
          </table:table-cell>
          <table:table-cell table:formula="of:=IF([.Q25]=&quot;S&quot;;RANDBETWEEN(1;3);0)" office:value-type="float" office:value="1" calcext:value-type="float">
            <text:p>1</text:p>
          </table:table-cell>
          <table:table-cell table:formula="of:=RANDBETWEEN(1;1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tefany</text:p>
          </table:table-cell>
          <table:table-cell office:value-type="string" calcext:value-type="string">
            <text:p>Triana</text:p>
          </table:table-cell>
          <table:table-cell office:value-type="string" calcext:value-type="string">
            <text:p>TI</text:p>
          </table:table-cell>
          <table:table-cell table:formula="of:=RANDBETWEEN(1000000000;9999999999)" office:value-type="float" office:value="9330524800" calcext:value-type="float">
            <text:p>9330524800</text:p>
          </table:table-cell>
          <table:table-cell office:value-type="string" calcext:value-type="string">
            <text:p>F</text:p>
          </table:table-cell>
          <table:table-cell table:formula="of:=CONCATENATE(&quot;3&quot;;RANDBETWEEN(100000000;999999999))" office:value-type="string" office:string-value="3337360409" calcext:value-type="string">
            <text:p>3337360409</text:p>
          </table:table-cell>
          <table:table-cell table:formula="of:=RANDBETWEEN(1000000;9999999)" office:value-type="float" office:value="1736839" calcext:value-type="float">
            <text:p>1736839</text:p>
          </table:table-cell>
          <table:table-cell table:formula="of:=CONCATENATE([.B26];[.C26];&quot;@mail.com&quot;)" office:value-type="string" office:string-value="StefanyTriana@mail.com" calcext:value-type="string">
            <text:p>StefanyTriana@mail.com</text:p>
          </table:table-cell>
          <table:table-cell table:formula="of:=CONCATENATE(RANDBETWEEN(1;31);&quot;/&quot;;RANDBETWEEN(1;12);&quot;/&quot;;&quot;2002&quot;)" office:value-type="string" office:string-value="17/7/2002" calcext:value-type="string">
            <text:p>17/7/2002</text:p>
          </table:table-cell>
          <table:table-cell table:formula="of:=IF(RANDBETWEEN(1;2)=1;&quot;Bogota&quot;;IF(RANDBETWEEN(2;3)=2;&quot;Medellin&quot;;&quot;Cali&quot;))" office:value-type="string" office:string-value="Bogota" calcext:value-type="string">
            <text:p>Bogota</text:p>
          </table:table-cell>
          <table:table-cell office:value-type="string" calcext:value-type="string">
            <text:p>Colombia</text:p>
          </table:table-cell>
          <table:table-cell table:formula="of:=IF(RANDBETWEEN(1;2)=1;&quot;Bogota&quot;;IF(RANDBETWEEN(2;3)=2;&quot;Medellin&quot;;&quot;Cali&quot;))" office:value-type="string" office:string-value="Cali" calcext:value-type="string">
            <text:p>Cali</text:p>
          </table:table-cell>
          <table:table-cell table:formula="of:=CONCATENATE(IF(RANDBETWEEN(1;2) = 1;&quot;Calle&quot;;&quot;Carrera&quot;);&quot;_&quot;;RANDBETWEEN(1;300);&quot;#&quot;;RANDBETWEEN(1;300))" office:value-type="string" office:string-value="Carrera_107#60" calcext:value-type="string">
            <text:p>Carrera_107#60</text:p>
          </table:table-cell>
          <table:table-cell table:formula="of:=CONCATENATE(&quot;Barrio_&quot;;RANDBETWEEN(1;20))" office:value-type="string" office:string-value="Barrio_15" calcext:value-type="string">
            <text:p>Barrio_15</text:p>
          </table:table-cell>
          <table:table-cell table:formula="of:=IF(RANDBETWEEN(1;2)=1;&quot;Ingeniero&quot;;IF(RANDBETWEEN(2;3)=2;&quot;Ciencias_sociales&quot;;IF(RANDBETWEEN(3;4)=3;&quot;Artes&quot;;&quot;Otros&quot;)))" office:value-type="string" office:string-value="Ingeniero" calcext:value-type="string">
            <text:p>Ingeniero</text:p>
          </table:table-cell>
          <table:table-cell table:formula="of:=IF(RANDBETWEEN(1;2) = 1;&quot;S&quot;;&quot;N&quot;)" office:value-type="string" office:string-value="S" calcext:value-type="string">
            <text:p>S</text:p>
          </table:table-cell>
          <table:table-cell table:formula="of:=IF([.Q26]=&quot;S&quot;;RANDBETWEEN(1;3);0)" office:value-type="float" office:value="3" calcext:value-type="float">
            <text:p>3</text:p>
          </table:table-cell>
          <table:table-cell table:formula="of:=RANDBETWEEN(1;1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CC</text:p>
          </table:table-cell>
          <table:table-cell table:formula="of:=RANDBETWEEN(1000000000;9999999999)" office:value-type="float" office:value="9270000204" calcext:value-type="float">
            <text:p>9270000204</text:p>
          </table:table-cell>
          <table:table-cell office:value-type="string" calcext:value-type="string">
            <text:p>M</text:p>
          </table:table-cell>
          <table:table-cell table:formula="of:=CONCATENATE(&quot;3&quot;;RANDBETWEEN(100000000;999999999))" office:value-type="string" office:string-value="3794622109" calcext:value-type="string">
            <text:p>3794622109</text:p>
          </table:table-cell>
          <table:table-cell table:formula="of:=RANDBETWEEN(1000000;9999999)" office:value-type="float" office:value="6660057" calcext:value-type="float">
            <text:p>6660057</text:p>
          </table:table-cell>
          <table:table-cell table:formula="of:=CONCATENATE([.B27];[.C27];&quot;@mail.com&quot;)" office:value-type="string" office:string-value="MarioCastañeda@mail.com" calcext:value-type="string">
            <text:p>MarioCastañeda@mail.com</text:p>
          </table:table-cell>
          <table:table-cell table:formula="of:=CONCATENATE(RANDBETWEEN(1;31);&quot;/&quot;;RANDBETWEEN(1;12);&quot;/&quot;;RANDBETWEEN(1970;2000))" office:value-type="string" office:string-value="14/8/1981" calcext:value-type="string">
            <text:p>14/8/1981</text:p>
          </table:table-cell>
          <table:table-cell table:formula="of:=IF(RANDBETWEEN(1;2)=1;&quot;Bogota&quot;;IF(RANDBETWEEN(2;3)=2;&quot;Medellin&quot;;&quot;Cali&quot;))" office:value-type="string" office:string-value="Cali" calcext:value-type="string">
            <text:p>Cali</text:p>
          </table:table-cell>
          <table:table-cell table:formula="of:=IF([.D27]=&quot;CC&quot;;&quot;Colombia&quot;;&quot;&quot;)" office:value-type="string" office:string-value="Colombia" calcext:value-type="string">
            <text:p>Colombia</text:p>
          </table:table-cell>
          <table:table-cell table:formula="of:=IF(RANDBETWEEN(1;2)=1;&quot;Bogota&quot;;IF(RANDBETWEEN(2;3)=2;&quot;Medellin&quot;;&quot;Cali&quot;))" office:value-type="string" office:string-value="Bogota" calcext:value-type="string">
            <text:p>Bogota</text:p>
          </table:table-cell>
          <table:table-cell table:formula="of:=CONCATENATE(IF(RANDBETWEEN(1;2) = 1;&quot;Calle&quot;;&quot;Carrera&quot;);&quot;_&quot;;RANDBETWEEN(1;300);&quot;#&quot;;RANDBETWEEN(1;300))" office:value-type="string" office:string-value="Calle_294#242" calcext:value-type="string">
            <text:p>Calle_294#242</text:p>
          </table:table-cell>
          <table:table-cell table:formula="of:=CONCATENATE(&quot;Barrio_&quot;;RANDBETWEEN(1;20))" office:value-type="string" office:string-value="Barrio_6" calcext:value-type="string">
            <text:p>Barrio_6</text:p>
          </table:table-cell>
          <table:table-cell table:formula="of:=IF(RANDBETWEEN(1;2)=1;&quot;Ingeniero&quot;;IF(RANDBETWEEN(2;3)=2;&quot;Ciencias_sociales&quot;;IF(RANDBETWEEN(3;4)=3;&quot;Artes&quot;;&quot;Otros&quot;)))" office:value-type="string" office:string-value="Ingeniero" calcext:value-type="string">
            <text:p>Ingeniero</text:p>
          </table:table-cell>
          <table:table-cell table:formula="of:=IF(RANDBETWEEN(1;2) = 1;&quot;S&quot;;&quot;N&quot;)" office:value-type="string" office:string-value="N" calcext:value-type="string">
            <text:p>N</text:p>
          </table:table-cell>
          <table:table-cell table:formula="of:=IF([.Q27]=&quot;S&quot;;RANDBETWEEN(1;3);0)"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Dolores</text:p>
          </table:table-cell>
          <table:table-cell office:value-type="string" calcext:value-type="string">
            <text:p>CC</text:p>
          </table:table-cell>
          <table:table-cell table:formula="of:=RANDBETWEEN(1000000000;9999999999)" office:value-type="float" office:value="2901719453" calcext:value-type="float">
            <text:p>2901719453</text:p>
          </table:table-cell>
          <table:table-cell office:value-type="string" calcext:value-type="string">
            <text:p>M</text:p>
          </table:table-cell>
          <table:table-cell table:formula="of:=CONCATENATE(&quot;3&quot;;RANDBETWEEN(100000000;999999999))" office:value-type="string" office:string-value="3657873728" calcext:value-type="string">
            <text:p>3657873728</text:p>
          </table:table-cell>
          <table:table-cell table:formula="of:=RANDBETWEEN(1000000;9999999)" office:value-type="float" office:value="2777538" calcext:value-type="float">
            <text:p>2777538</text:p>
          </table:table-cell>
          <table:table-cell table:formula="of:=CONCATENATE([.B28];[.C28];&quot;@mail.com&quot;)" office:value-type="string" office:string-value="RobertoDolores@mail.com" calcext:value-type="string">
            <text:p>RobertoDolores@mail.com</text:p>
          </table:table-cell>
          <table:table-cell table:formula="of:=CONCATENATE(RANDBETWEEN(1;31);&quot;/&quot;;RANDBETWEEN(1;12);&quot;/&quot;;RANDBETWEEN(1970;2000))" office:value-type="string" office:string-value="22/9/1989" calcext:value-type="string">
            <text:p>22/9/1989</text:p>
          </table:table-cell>
          <table:table-cell table:formula="of:=IF(RANDBETWEEN(1;2)=1;&quot;Bogota&quot;;IF(RANDBETWEEN(2;3)=2;&quot;Medellin&quot;;&quot;Cali&quot;))" office:value-type="string" office:string-value="Cali" calcext:value-type="string">
            <text:p>Cali</text:p>
          </table:table-cell>
          <table:table-cell table:formula="of:=IF([.D28]=&quot;CC&quot;;&quot;Colombia&quot;;&quot;&quot;)" office:value-type="string" office:string-value="Colombia" calcext:value-type="string">
            <text:p>Colombia</text:p>
          </table:table-cell>
          <table:table-cell table:formula="of:=IF(RANDBETWEEN(1;2)=1;&quot;Bogota&quot;;IF(RANDBETWEEN(2;3)=2;&quot;Medellin&quot;;&quot;Cali&quot;))" office:value-type="string" office:string-value="Medellin" calcext:value-type="string">
            <text:p>Medellin</text:p>
          </table:table-cell>
          <table:table-cell table:formula="of:=CONCATENATE(IF(RANDBETWEEN(1;2) = 1;&quot;Calle&quot;;&quot;Carrera&quot;);&quot;_&quot;;RANDBETWEEN(1;300);&quot;#&quot;;RANDBETWEEN(1;300))" office:value-type="string" office:string-value="Carrera_89#150" calcext:value-type="string">
            <text:p>Carrera_89#150</text:p>
          </table:table-cell>
          <table:table-cell table:formula="of:=CONCATENATE(&quot;Barrio_&quot;;RANDBETWEEN(1;20))" office:value-type="string" office:string-value="Barrio_8" calcext:value-type="string">
            <text:p>Barrio_8</text:p>
          </table:table-cell>
          <table:table-cell table:formula="of:=IF(RANDBETWEEN(1;2)=1;&quot;Ingeniero&quot;;IF(RANDBETWEEN(2;3)=2;&quot;Ciencias_sociales&quot;;IF(RANDBETWEEN(3;4)=3;&quot;Artes&quot;;&quot;Otros&quot;)))" office:value-type="string" office:string-value="Otros" calcext:value-type="string">
            <text:p>Otros</text:p>
          </table:table-cell>
          <table:table-cell table:formula="of:=IF(RANDBETWEEN(1;2) = 1;&quot;S&quot;;&quot;N&quot;)" office:value-type="string" office:string-value="N" calcext:value-type="string">
            <text:p>N</text:p>
          </table:table-cell>
          <table:table-cell table:formula="of:=IF([.Q28]=&quot;S&quot;;RANDBETWEEN(1;3);0)"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riselda</text:p>
          </table:table-cell>
          <table:table-cell office:value-type="string" calcext:value-type="string">
            <text:p>Llanos</text:p>
          </table:table-cell>
          <table:table-cell office:value-type="string" calcext:value-type="string">
            <text:p>CC</text:p>
          </table:table-cell>
          <table:table-cell table:formula="of:=RANDBETWEEN(1000000000;9999999999)" office:value-type="float" office:value="7414018294" calcext:value-type="float">
            <text:p>7414018294</text:p>
          </table:table-cell>
          <table:table-cell office:value-type="string" calcext:value-type="string">
            <text:p>F</text:p>
          </table:table-cell>
          <table:table-cell table:formula="of:=CONCATENATE(&quot;3&quot;;RANDBETWEEN(100000000;999999999))" office:value-type="string" office:string-value="3375606675" calcext:value-type="string">
            <text:p>3375606675</text:p>
          </table:table-cell>
          <table:table-cell table:formula="of:=RANDBETWEEN(1000000;9999999)" office:value-type="float" office:value="9066624" calcext:value-type="float">
            <text:p>9066624</text:p>
          </table:table-cell>
          <table:table-cell table:formula="of:=CONCATENATE([.B29];[.C29];&quot;@mail.com&quot;)" office:value-type="string" office:string-value="GriseldaLlanos@mail.com" calcext:value-type="string">
            <text:p>GriseldaLlanos@mail.com</text:p>
          </table:table-cell>
          <table:table-cell table:formula="of:=CONCATENATE(RANDBETWEEN(1;31);&quot;/&quot;;RANDBETWEEN(1;12);&quot;/&quot;;RANDBETWEEN(1970;2000))" office:value-type="string" office:string-value="25/7/1980" calcext:value-type="string">
            <text:p>25/7/1980</text:p>
          </table:table-cell>
          <table:table-cell table:formula="of:=IF(RANDBETWEEN(1;2)=1;&quot;Bogota&quot;;IF(RANDBETWEEN(2;3)=2;&quot;Medellin&quot;;&quot;Cali&quot;))" office:value-type="string" office:string-value="Medellin" calcext:value-type="string">
            <text:p>Medellin</text:p>
          </table:table-cell>
          <table:table-cell table:formula="of:=IF([.D29]=&quot;CC&quot;;&quot;Colombia&quot;;&quot;&quot;)" office:value-type="string" office:string-value="Colombia" calcext:value-type="string">
            <text:p>Colombia</text:p>
          </table:table-cell>
          <table:table-cell table:formula="of:=IF(RANDBETWEEN(1;2)=1;&quot;Bogota&quot;;IF(RANDBETWEEN(2;3)=2;&quot;Medellin&quot;;&quot;Cali&quot;))" office:value-type="string" office:string-value="Cali" calcext:value-type="string">
            <text:p>Cali</text:p>
          </table:table-cell>
          <table:table-cell table:formula="of:=CONCATENATE(IF(RANDBETWEEN(1;2) = 1;&quot;Calle&quot;;&quot;Carrera&quot;);&quot;_&quot;;RANDBETWEEN(1;300);&quot;#&quot;;RANDBETWEEN(1;300))" office:value-type="string" office:string-value="Carrera_44#91" calcext:value-type="string">
            <text:p>Carrera_44#91</text:p>
          </table:table-cell>
          <table:table-cell table:formula="of:=CONCATENATE(&quot;Barrio_&quot;;RANDBETWEEN(1;20))" office:value-type="string" office:string-value="Barrio_3" calcext:value-type="string">
            <text:p>Barrio_3</text:p>
          </table:table-cell>
          <table:table-cell table:formula="of:=IF(RANDBETWEEN(1;2)=1;&quot;Ingeniero&quot;;IF(RANDBETWEEN(2;3)=2;&quot;Ciencias_sociales&quot;;IF(RANDBETWEEN(3;4)=3;&quot;Artes&quot;;&quot;Otros&quot;)))" office:value-type="string" office:string-value="Artes" calcext:value-type="string">
            <text:p>Artes</text:p>
          </table:table-cell>
          <table:table-cell table:formula="of:=IF(RANDBETWEEN(1;2) = 1;&quot;S&quot;;&quot;N&quot;)" office:value-type="string" office:string-value="N" calcext:value-type="string">
            <text:p>N</text:p>
          </table:table-cell>
          <table:table-cell table:formula="of:=IF([.Q29]=&quot;S&quot;;RANDBETWEEN(1;3);0)"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aimico</text:p>
          </table:table-cell>
          <table:table-cell office:value-type="string" calcext:value-type="string">
            <text:p>Colores</text:p>
          </table:table-cell>
          <table:table-cell office:value-type="string" calcext:value-type="string">
            <text:p>CC</text:p>
          </table:table-cell>
          <table:table-cell table:formula="of:=RANDBETWEEN(1000000000;9999999999)" office:value-type="float" office:value="3914119804" calcext:value-type="float">
            <text:p>3914119804</text:p>
          </table:table-cell>
          <table:table-cell office:value-type="string" calcext:value-type="string">
            <text:p>M</text:p>
          </table:table-cell>
          <table:table-cell table:formula="of:=CONCATENATE(&quot;3&quot;;RANDBETWEEN(100000000;999999999))" office:value-type="string" office:string-value="3585127968" calcext:value-type="string">
            <text:p>3585127968</text:p>
          </table:table-cell>
          <table:table-cell table:formula="of:=RANDBETWEEN(1000000;9999999)" office:value-type="float" office:value="8368780" calcext:value-type="float">
            <text:p>8368780</text:p>
          </table:table-cell>
          <table:table-cell table:formula="of:=CONCATENATE([.B30];[.C30];&quot;@mail.com&quot;)" office:value-type="string" office:string-value="JaimicoColores@mail.com" calcext:value-type="string">
            <text:p>JaimicoColores@mail.com</text:p>
          </table:table-cell>
          <table:table-cell table:formula="of:=CONCATENATE(RANDBETWEEN(1;31);&quot;/&quot;;RANDBETWEEN(1;12);&quot;/&quot;;RANDBETWEEN(1970;2000))" office:value-type="string" office:string-value="9/5/1983" calcext:value-type="string">
            <text:p>9/5/1983</text:p>
          </table:table-cell>
          <table:table-cell table:formula="of:=IF(RANDBETWEEN(1;2)=1;&quot;Bogota&quot;;IF(RANDBETWEEN(2;3)=2;&quot;Medellin&quot;;&quot;Cali&quot;))" office:value-type="string" office:string-value="Bogota" calcext:value-type="string">
            <text:p>Bogota</text:p>
          </table:table-cell>
          <table:table-cell table:formula="of:=IF([.D30]=&quot;CC&quot;;&quot;Colombia&quot;;&quot;&quot;)" office:value-type="string" office:string-value="Colombia" calcext:value-type="string">
            <text:p>Colombia</text:p>
          </table:table-cell>
          <table:table-cell table:formula="of:=IF(RANDBETWEEN(1;2)=1;&quot;Bogota&quot;;IF(RANDBETWEEN(2;3)=2;&quot;Medellin&quot;;&quot;Cali&quot;))" office:value-type="string" office:string-value="Bogota" calcext:value-type="string">
            <text:p>Bogota</text:p>
          </table:table-cell>
          <table:table-cell table:formula="of:=CONCATENATE(IF(RANDBETWEEN(1;2) = 1;&quot;Calle&quot;;&quot;Carrera&quot;);&quot;_&quot;;RANDBETWEEN(1;300);&quot;#&quot;;RANDBETWEEN(1;300))" office:value-type="string" office:string-value="Carrera_121#84" calcext:value-type="string">
            <text:p>Carrera_121#84</text:p>
          </table:table-cell>
          <table:table-cell table:formula="of:=CONCATENATE(&quot;Barrio_&quot;;RANDBETWEEN(1;20))" office:value-type="string" office:string-value="Barrio_18" calcext:value-type="string">
            <text:p>Barrio_18</text:p>
          </table:table-cell>
          <table:table-cell table:formula="of:=IF(RANDBETWEEN(1;2)=1;&quot;Ingeniero&quot;;IF(RANDBETWEEN(2;3)=2;&quot;Ciencias_sociales&quot;;IF(RANDBETWEEN(3;4)=3;&quot;Artes&quot;;&quot;Otros&quot;)))" office:value-type="string" office:string-value="Ciencias_sociales" calcext:value-type="string">
            <text:p>Ciencias_sociales</text:p>
          </table:table-cell>
          <table:table-cell table:formula="of:=IF(RANDBETWEEN(1;2) = 1;&quot;S&quot;;&quot;N&quot;)" office:value-type="string" office:string-value="N" calcext:value-type="string">
            <text:p>N</text:p>
          </table:table-cell>
          <table:table-cell table:formula="of:=IF([.Q30]=&quot;S&quot;;RANDBETWEEN(1;3);0)"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Lurdes</text:p>
          </table:table-cell>
          <table:table-cell office:value-type="string" calcext:value-type="string">
            <text:p>TI</text:p>
          </table:table-cell>
          <table:table-cell table:formula="of:=RANDBETWEEN(1000000000;9999999999)" office:value-type="float" office:value="6131273327" calcext:value-type="float">
            <text:p>6131273327</text:p>
          </table:table-cell>
          <table:table-cell office:value-type="string" calcext:value-type="string">
            <text:p>M</text:p>
          </table:table-cell>
          <table:table-cell table:formula="of:=CONCATENATE(&quot;3&quot;;RANDBETWEEN(100000000;999999999))" office:value-type="string" office:string-value="3634171046" calcext:value-type="string">
            <text:p>3634171046</text:p>
          </table:table-cell>
          <table:table-cell table:formula="of:=RANDBETWEEN(1000000;9999999)" office:value-type="float" office:value="5293581" calcext:value-type="float">
            <text:p>5293581</text:p>
          </table:table-cell>
          <table:table-cell table:formula="of:=CONCATENATE([.B31];[.C31];&quot;@mail.com&quot;)" office:value-type="string" office:string-value="JulianLurdes@mail.com" calcext:value-type="string">
            <text:p>JulianLurdes@mail.com</text:p>
          </table:table-cell>
          <table:table-cell table:formula="of:=CONCATENATE(RANDBETWEEN(1;31);&quot;/&quot;;RANDBETWEEN(1;12);&quot;/&quot;;&quot;2000&quot;)" office:value-type="string" office:string-value="15/5/2000" calcext:value-type="string">
            <text:p>15/5/2000</text:p>
          </table:table-cell>
          <table:table-cell table:formula="of:=IF(RANDBETWEEN(1;2)=1;&quot;Bogota&quot;;IF(RANDBETWEEN(2;3)=2;&quot;Medellin&quot;;&quot;Cali&quot;))" office:value-type="string" office:string-value="Bogota" calcext:value-type="string">
            <text:p>Bogota</text:p>
          </table:table-cell>
          <table:table-cell office:value-type="string" calcext:value-type="string">
            <text:p>Colombia</text:p>
          </table:table-cell>
          <table:table-cell table:formula="of:=IF(RANDBETWEEN(1;2)=1;&quot;Bogota&quot;;IF(RANDBETWEEN(2;3)=2;&quot;Medellin&quot;;&quot;Cali&quot;))" office:value-type="string" office:string-value="Bogota" calcext:value-type="string">
            <text:p>Bogota</text:p>
          </table:table-cell>
          <table:table-cell table:formula="of:=CONCATENATE(IF(RANDBETWEEN(1;2) = 1;&quot;Calle&quot;;&quot;Carrera&quot;);&quot;_&quot;;RANDBETWEEN(1;300);&quot;#&quot;;RANDBETWEEN(1;300))" office:value-type="string" office:string-value="Calle_101#131" calcext:value-type="string">
            <text:p>Calle_101#131</text:p>
          </table:table-cell>
          <table:table-cell table:formula="of:=CONCATENATE(&quot;Barrio_&quot;;RANDBETWEEN(1;20))" office:value-type="string" office:string-value="Barrio_17" calcext:value-type="string">
            <text:p>Barrio_17</text:p>
          </table:table-cell>
          <table:table-cell table:formula="of:=IF(RANDBETWEEN(1;2)=1;&quot;Ingeniero&quot;;IF(RANDBETWEEN(2;3)=2;&quot;Ciencias_sociales&quot;;IF(RANDBETWEEN(3;4)=3;&quot;Artes&quot;;&quot;Otros&quot;)))" office:value-type="string" office:string-value="Artes" calcext:value-type="string">
            <text:p>Artes</text:p>
          </table:table-cell>
          <table:table-cell table:formula="of:=IF(RANDBETWEEN(1;2) = 1;&quot;S&quot;;&quot;N&quot;)" office:value-type="string" office:string-value="S" calcext:value-type="string">
            <text:p>S</text:p>
          </table:table-cell>
          <table:table-cell table:formula="of:=IF([.Q31]=&quot;S&quot;;RANDBETWEEN(1;3);0)" office:value-type="float" office:value="2" calcext:value-type="float">
            <text:p>2</text:p>
          </table:table-cell>
          <table:table-cell table:formula="of:=RANDBETWEEN(1;10)"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17"/>
          <table:table-cell table:formula="of:=SUM([.R2:.R31])" office:value-type="float" office:value="25" calcext:value-type="float">
            <text:p>25</text:p>
          </table:table-cell>
          <table:table-cell table:style-name="Default"/>
        </table:table-row>
      </table:table>
      <table:table table:name="Hijos" table:style-name="ta1">
        <table:table-column table:style-name="co1" table:default-cell-style-name="ce1"/>
        <table:table-column table:style-name="co14" table:default-cell-style-name="ce1"/>
        <table:table-column table:style-name="co12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Fecha_nacimiento</text:p>
          </table:table-cell>
          <table:table-cell office:value-type="string" calcext:value-type="string">
            <text:p>Pad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formula="of:=CONCATENATE(RANDBETWEEN(1;31);&quot;/&quot;;RANDBETWEEN(1;12);&quot;/&quot;;RANDBETWEEN(1998;2018))" office:value-type="string" office:string-value="17/6/2003" calcext:value-type="string">
            <text:p>17/6/20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table:formula="of:=CONCATENATE(RANDBETWEEN(1;31);&quot;/&quot;;RANDBETWEEN(1;12);&quot;/&quot;;RANDBETWEEN(1998;2018))" office:value-type="string" office:string-value="2/11/2010" calcext:value-type="string">
            <text:p>2/11/20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table:formula="of:=CONCATENATE(RANDBETWEEN(1;31);&quot;/&quot;;RANDBETWEEN(1;12);&quot;/&quot;;RANDBETWEEN(1998;2018))" office:value-type="string" office:string-value="5/1/2017" calcext:value-type="string">
            <text:p>5/1/20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table:formula="of:=CONCATENATE(RANDBETWEEN(1;31);&quot;/&quot;;RANDBETWEEN(1;12);&quot;/&quot;;RANDBETWEEN(1998;2018))" office:value-type="string" office:string-value="23/3/2004" calcext:value-type="string">
            <text:p>23/3/20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table:formula="of:=CONCATENATE(RANDBETWEEN(1;31);&quot;/&quot;;RANDBETWEEN(1;12);&quot;/&quot;;RANDBETWEEN(1998;2018))" office:value-type="string" office:string-value="11/3/2009" calcext:value-type="string">
            <text:p>11/3/20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  <table:table-cell table:formula="of:=CONCATENATE(RANDBETWEEN(1;31);&quot;/&quot;;RANDBETWEEN(1;12);&quot;/&quot;;RANDBETWEEN(1998;2018))" office:value-type="string" office:string-value="22/8/2004" calcext:value-type="string">
            <text:p>22/8/200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?</text:p>
          </table:table-cell>
          <table:table-cell table:formula="of:=CONCATENATE(RANDBETWEEN(1;31);&quot;/&quot;;RANDBETWEEN(1;12);&quot;/&quot;;RANDBETWEEN(1998;2018))" office:value-type="string" office:string-value="8/9/2005" calcext:value-type="string">
            <text:p>8/9/200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?</text:p>
          </table:table-cell>
          <table:table-cell table:formula="of:=CONCATENATE(RANDBETWEEN(1;31);&quot;/&quot;;RANDBETWEEN(1;12);&quot;/&quot;;RANDBETWEEN(1998;2018))" office:value-type="string" office:string-value="4/2/2016" calcext:value-type="string">
            <text:p>4/2/20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?</text:p>
          </table:table-cell>
          <table:table-cell table:formula="of:=CONCATENATE(RANDBETWEEN(1;31);&quot;/&quot;;RANDBETWEEN(1;12);&quot;/&quot;;RANDBETWEEN(1998;2018))" office:value-type="string" office:string-value="19/4/2009" calcext:value-type="string">
            <text:p>19/4/200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table:formula="of:=CONCATENATE(RANDBETWEEN(1;31);&quot;/&quot;;RANDBETWEEN(1;12);&quot;/&quot;;RANDBETWEEN(1998;2018))" office:value-type="string" office:string-value="10/1/2003" calcext:value-type="string">
            <text:p>10/1/20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  <table:table-cell table:formula="of:=CONCATENATE(RANDBETWEEN(1;31);&quot;/&quot;;RANDBETWEEN(1;12);&quot;/&quot;;RANDBETWEEN(1998;2018))" office:value-type="string" office:string-value="13/1/2010" calcext:value-type="string">
            <text:p>13/1/20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table:formula="of:=CONCATENATE(RANDBETWEEN(1;31);&quot;/&quot;;RANDBETWEEN(1;12);&quot;/&quot;;RANDBETWEEN(1998;2018))" office:value-type="string" office:string-value="30/11/2017" calcext:value-type="string">
            <text:p>30/11/20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?</text:p>
          </table:table-cell>
          <table:table-cell table:formula="of:=CONCATENATE(RANDBETWEEN(1;31);&quot;/&quot;;RANDBETWEEN(1;12);&quot;/&quot;;RANDBETWEEN(1998;2018))" office:value-type="string" office:string-value="19/7/2016" calcext:value-type="string">
            <text:p>19/7/20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table:formula="of:=CONCATENATE(RANDBETWEEN(1;31);&quot;/&quot;;RANDBETWEEN(1;12);&quot;/&quot;;RANDBETWEEN(1998;2018))" office:value-type="string" office:string-value="31/5/2006" calcext:value-type="string">
            <text:p>31/5/20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?</text:p>
          </table:table-cell>
          <table:table-cell table:formula="of:=CONCATENATE(RANDBETWEEN(1;31);&quot;/&quot;;RANDBETWEEN(1;12);&quot;/&quot;;RANDBETWEEN(1998;2018))" office:value-type="string" office:string-value="17/9/2002" calcext:value-type="string">
            <text:p>17/9/200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?</text:p>
          </table:table-cell>
          <table:table-cell table:formula="of:=CONCATENATE(RANDBETWEEN(1;31);&quot;/&quot;;RANDBETWEEN(1;12);&quot;/&quot;;RANDBETWEEN(1998;2018))" office:value-type="string" office:string-value="26/6/2006" calcext:value-type="string">
            <text:p>26/6/20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  <table:table-cell table:formula="of:=CONCATENATE(RANDBETWEEN(1;31);&quot;/&quot;;RANDBETWEEN(1;12);&quot;/&quot;;RANDBETWEEN(1998;2018))" office:value-type="string" office:string-value="5/11/2000" calcext:value-type="string">
            <text:p>5/11/20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?</text:p>
          </table:table-cell>
          <table:table-cell table:formula="of:=CONCATENATE(RANDBETWEEN(1;31);&quot;/&quot;;RANDBETWEEN(1;12);&quot;/&quot;;RANDBETWEEN(1998;2018))" office:value-type="string" office:string-value="2/2/2008" calcext:value-type="string">
            <text:p>2/2/20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  <table:table-cell table:formula="of:=CONCATENATE(RANDBETWEEN(1;31);&quot;/&quot;;RANDBETWEEN(1;12);&quot;/&quot;;RANDBETWEEN(1998;2018))" office:value-type="string" office:string-value="13/5/2013" calcext:value-type="string">
            <text:p>13/5/20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table:formula="of:=CONCATENATE(RANDBETWEEN(1;31);&quot;/&quot;;RANDBETWEEN(1;12);&quot;/&quot;;RANDBETWEEN(1998;2018))" office:value-type="string" office:string-value="9/5/1999" calcext:value-type="string">
            <text:p>9/5/19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?</text:p>
          </table:table-cell>
          <table:table-cell table:formula="of:=CONCATENATE(RANDBETWEEN(1;31);&quot;/&quot;;RANDBETWEEN(1;12);&quot;/&quot;;RANDBETWEEN(1998;2018))" office:value-type="string" office:string-value="11/5/2014" calcext:value-type="string">
            <text:p>11/5/20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?</text:p>
          </table:table-cell>
          <table:table-cell table:formula="of:=CONCATENATE(RANDBETWEEN(1;31);&quot;/&quot;;RANDBETWEEN(1;12);&quot;/&quot;;RANDBETWEEN(1998;2018))" office:value-type="string" office:string-value="17/7/2014" calcext:value-type="string">
            <text:p>17/7/20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?</text:p>
          </table:table-cell>
          <table:table-cell table:formula="of:=CONCATENATE(RANDBETWEEN(1;31);&quot;/&quot;;RANDBETWEEN(1;12);&quot;/&quot;;RANDBETWEEN(1998;2018))" office:value-type="string" office:string-value="19/5/2011" calcext:value-type="string">
            <text:p>19/5/20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table:formula="of:=CONCATENATE(RANDBETWEEN(1;31);&quot;/&quot;;RANDBETWEEN(1;12);&quot;/&quot;;RANDBETWEEN(1998;2018))" office:value-type="string" office:string-value="14/2/2012" calcext:value-type="string">
            <text:p>14/2/20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?</text:p>
          </table:table-cell>
          <table:table-cell table:formula="of:=CONCATENATE(RANDBETWEEN(1;31);&quot;/&quot;;RANDBETWEEN(1;12);&quot;/&quot;;RANDBETWEEN(1998;2018))" office:value-type="string" office:string-value="26/1/2014" calcext:value-type="string">
            <text:p>26/1/2014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6">00/00/0000</text:date>, <text:time style:data-style-name="N2" text:time-value="22:22:47.39090796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10:20:25.221684403</meta:creation-date>
    <dc:date>2019-02-16T22:50:23.444775601</dc:date>
    <meta:editing-duration>PT16M21S</meta:editing-duration>
    <meta:editing-cycles>4</meta:editing-cycles>
    <meta:generator>LibreOffice/5.1.6.2$Linux_X86_64 LibreOffice_project/10m0$Build-2</meta:generator>
    <meta:document-statistic meta:table-count="3" meta:cell-count="749" meta:object-count="0"/>
  </office:meta>
</office:document-meta>
</file>